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085cm" style:rel-column-width="4182*"/>
    </style:style>
    <style:style style:name="Table1.B" style:family="table-column">
      <style:table-column-properties style:column-width="1.005cm" style:rel-column-width="3876*"/>
    </style:style>
    <style:style style:name="Table1.C" style:family="table-column">
      <style:table-column-properties style:column-width="2.514cm" style:rel-column-width="9690*"/>
    </style:style>
    <style:style style:name="Table1.D" style:family="table-column">
      <style:table-column-properties style:column-width="4.075cm" style:rel-column-width="15708*"/>
    </style:style>
    <style:style style:name="Table1.E" style:family="table-column">
      <style:table-column-properties style:column-width="3.969cm" style:rel-column-width="15300*"/>
    </style:style>
    <style:style style:name="Table1.F" style:family="table-column">
      <style:table-column-properties style:column-width="4.352cm" style:rel-column-width="16779*"/>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A2" style:family="table-cell">
      <style:table-cell-properties fo:padding="0.097cm" fo:border-left="0.002cm solid #000000" fo:border-right="0.002cm solid #000000" fo:border-top="none" fo:border-bottom="0.002cm solid #000000"/>
    </style:style>
    <style:style style:name="Table1.A3" style:family="table-cell">
      <style:table-cell-properties fo:padding="0.097cm" fo:border-left="0.002cm solid #000000" fo:border-right="none" fo:border-top="none" fo:border-bottom="0.002cm solid #000000"/>
    </style:style>
    <style:style style:name="Table2" style:family="table">
      <style:table-properties style:width="16.999cm" table:align="margins"/>
    </style:style>
    <style:style style:name="Table2.A" style:family="table-column">
      <style:table-column-properties style:column-width="1.032cm" style:rel-column-width="3978*"/>
    </style:style>
    <style:style style:name="Table2.B" style:family="table-column">
      <style:table-column-properties style:column-width="0.979cm" style:rel-column-width="3774*"/>
    </style:style>
    <style:style style:name="Table2.C" style:family="table-column">
      <style:table-column-properties style:column-width="0.9cm" style:rel-column-width="3468*"/>
    </style:style>
    <style:style style:name="Table2.D" style:family="table-column">
      <style:table-column-properties style:column-width="0.679cm" style:rel-column-width="2618*"/>
    </style:style>
    <style:style style:name="Table2.E" style:family="table-column">
      <style:table-column-properties style:column-width="1.623cm" style:rel-column-width="6256*"/>
    </style:style>
    <style:style style:name="Table2.F" style:family="table-column">
      <style:table-column-properties style:column-width="4.048cm" style:rel-column-width="15606*"/>
    </style:style>
    <style:style style:name="Table2.G" style:family="table-column">
      <style:table-column-properties style:column-width="3.993cm" style:rel-column-width="15395*"/>
    </style:style>
    <style:style style:name="Table2.H" style:family="table-column">
      <style:table-column-properties style:column-width="0.055cm" style:rel-column-width="210*"/>
    </style:style>
    <style:style style:name="Table2.I" style:family="table-column">
      <style:table-column-properties style:column-width="3.692cm" style:rel-column-width="14230*"/>
    </style:style>
    <style:style style:name="Table2.A1" style:family="table-cell">
      <style:table-cell-properties fo:padding="0.097cm" fo:border-left="0.002cm solid #000000" fo:border-right="none" fo:border-top="0.002cm solid #000000" fo:border-bottom="0.002cm solid #000000"/>
    </style:style>
    <style:style style:name="Table2.I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H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2" style:family="paragraph" style:parent-style-name="Standard">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4pt" fo:language="en" fo:country="US" fo:font-style="normal" fo:font-weight="bold" style:font-size-asian="14pt" style:language-asian="zxx" style:country-asian="none" style:font-style-asian="normal" style:font-weight-asian="bold" style:font-size-complex="14pt" style:language-complex="zxx" style:country-complex="none" style:font-style-complex="normal" style:font-weight-complex="bold"/>
    </style:style>
    <style:style style:name="P3" style:family="paragraph" style:parent-style-name="Standard">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en" fo:country="US" style:language-asian="zxx" style:country-asian="none" style:language-complex="zxx" style:country-complex="none"/>
    </style:style>
    <style:style style:name="P4" style:family="paragraph" style:parent-style-name="Standard">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3pt" fo:language="en" fo:country="US" fo:font-style="normal" fo:font-weight="bold" style:font-size-asian="13pt" style:language-asian="zxx" style:country-asian="none" style:font-style-asian="normal" style:font-weight-asian="bold" style:font-size-complex="13pt" style:language-complex="zxx" style:country-complex="none" style:font-style-complex="normal" style:font-weight-complex="bold"/>
    </style:style>
    <style:style style:name="P5" style:family="paragraph" style:parent-style-name="Standard">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US"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 style:family="paragraph" style:parent-style-name="Standard">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US"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7" style:family="paragraph" style:parent-style-name="Standard">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US" style:font-size-asian="12pt" style:language-asian="zxx" style:country-asian="none" style:font-size-complex="12pt" style:language-complex="zxx" style:country-complex="none"/>
    </style:style>
    <style:style style:name="P8" style:family="paragraph" style:parent-style-name="Table_20_Contents">
      <style:text-properties fo:font-size="9pt" style:font-size-asian="9pt" style:font-size-complex="9pt"/>
    </style:style>
    <style:style style:name="P9" style:family="paragraph" style:parent-style-name="Table_20_Contents">
      <style:text-properties fo:font-size="9pt" fo:font-weight="bold" style:font-size-asian="9pt" style:font-weight-asian="bold" style:font-size-complex="9pt" style:font-weight-complex="bold"/>
    </style:style>
    <style:style style:name="P10" style:family="paragraph" style:parent-style-name="Standard" style:master-page-name="Standard">
      <style:paragraph-properties style:page-number="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T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 style:family="text">
      <style:text-properties fo:font-size="12pt" fo:font-style="normal" fo:font-weight="bold" style:font-size-asian="12pt" style:font-style-asian="normal" style:font-weight-asian="bold" style:font-size-complex="12pt" style:font-style-complex="normal" style:font-weight-complex="bold"/>
    </style:style>
    <style:style style:name="T3" style:family="text">
      <style:text-properties fo:font-size="12pt" style:font-size-asian="12pt" style:font-size-complex="12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language="en" fo:country="US" fo:font-weight="bold" style:font-size-asian="12pt" style:language-asian="zxx" style:country-asian="none" style:font-weight-asian="bold" style:font-size-complex="12pt" style:language-complex="zxx" style:country-complex="none" style:font-weight-complex="bold"/>
    </style:style>
    <style:style style:name="T6" style:family="text">
      <style:text-properties fo:font-size="12pt" fo:language="en" fo:country="US"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7" style:family="text">
      <style:text-properties fo:font-size="12pt" fo:language="en" fo:country="US" fo:font-weight="normal" style:font-size-asian="12pt" style:language-asian="zxx" style:country-asian="none" style:font-weight-asian="normal" style:font-size-complex="12pt" style:language-complex="zxx" style:country-complex="none" style:font-weight-complex="normal"/>
    </style:style>
    <style:style style:name="T8" style:family="text">
      <style:text-properties fo:font-size="12pt" fo:language="en" fo:country="US" style:font-size-asian="12pt" style:language-asian="zxx" style:country-asian="none" style:font-size-complex="12pt" style:language-complex="zxx" style:country-complex="none"/>
    </style:style>
    <style:style style:name="T9" style:family="text">
      <style:text-properties fo:font-size="10pt" fo:language="en" fo:country="US" fo:font-style="italic" fo:font-weight="normal"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0" style:family="text">
      <style:text-properties fo:font-size="16pt" fo:language="en" fo:country="US" fo:font-weight="bold" style:font-size-asian="16pt" style:language-asian="zxx" style:country-asian="none" style:font-weight-asian="bold" style:font-size-complex="16pt" style:language-complex="zxx" style:country-complex="none" style:font-weight-complex="bold"/>
    </style:style>
    <style:style style:name="T11" style:family="text">
      <style:text-properties fo:font-size="14pt" fo:font-style="normal" fo:font-weight="bold" style:font-size-asian="14pt" style:font-style-asian="normal" style:font-weight-asian="bold" style:font-size-complex="14pt" style:font-style-complex="normal" style:font-weight-complex="bold"/>
    </style:style>
    <style:style style:name="T12" style:family="text">
      <style:text-properties fo:font-size="14pt" fo:language="en" fo:country="US" fo:font-style="normal" fo:font-weight="bold" style:font-size-asian="14pt" style:language-asian="zxx" style:country-asian="none" style:font-style-asian="normal" style:font-weight-asian="bold" style:font-size-complex="14pt" style:language-complex="zxx" style:country-complex="none" style:font-style-complex="normal" style:font-weight-complex="bold"/>
    </style:style>
    <style:style style:name="T13" style:family="text">
      <style:text-properties fo:font-size="14pt" fo:language="en" fo:country="US" fo:font-style="normal" fo:font-weight="normal"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T14" style:family="text">
      <style:text-properties fo:font-size="13pt" fo:font-style="normal" fo:font-weight="bold" style:font-size-asian="13pt" style:font-style-asian="normal" style:font-weight-asian="bold" style:font-size-complex="13pt" style:font-style-complex="normal" style:font-weight-complex="bold"/>
    </style:style>
    <style:style style:name="T15" style:family="text">
      <style:text-properties fo:font-size="13pt" style:font-size-asian="13pt" style:font-size-complex="13pt"/>
    </style:style>
    <style:style style:name="T16" style:family="text">
      <style:text-properties fo:font-size="13pt" fo:language="en" fo:country="US" fo:font-style="normal" fo:font-weight="bold" style:font-size-asian="13pt" style:language-asian="zxx" style:country-asian="none" style:font-style-asian="normal" style:font-weight-asian="bold" style:font-size-complex="13pt" style:language-complex="zxx" style:country-complex="none" style:font-style-complex="normal" style:font-weight-complex="bold"/>
    </style:style>
    <style:style style:name="T17" style:family="text">
      <style:text-properties fo:font-size="13pt" fo:language="en" fo:country="US" style:font-size-asian="13pt" style:language-asian="zxx" style:country-asian="none" style:font-size-complex="13pt" style:language-complex="zxx" style:country-complex="none"/>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text-position="super 58%" fo:font-size="12pt" fo:font-weight="normal" style:font-size-asian="12pt" style:font-weight-asian="normal" style:font-size-complex="12pt" style:font-weight-complex="normal"/>
    </style:style>
    <style:style style:name="T20" style:family="text">
      <style:text-properties fo:language="en" fo:country="US" style:language-asian="zxx" style:country-asian="none" style:language-complex="zxx" style:country-complex="none"/>
    </style:style>
    <style:style style:name="T21" style:family="text">
      <style:text-properties fo:font-weight="normal" style:font-weight-asian="normal" style:font-weight-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color="#ffffff" fo:font-size="12pt" fo:language="en" fo:country="US" fo:font-weight="normal" fo:background-color="#7da647" style:font-size-asian="12pt" style:language-asian="zxx" style:country-asian="none" style:font-weight-asian="normal" style:font-size-complex="12pt" style:language-complex="zxx" style:country-complex="none"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0">Affiliate Tracking System</text:span><text:span text:style-name="T5"><text:line-break/></text:span><text:span text:style-name="T9">Technical Design Specifications</text:span><text:span text:style-name="T5"><text:line-break/></text:span><text:span text:style-name="T9">Version: 1.0<text:line-break/>Written: August 9, 2013 – August 17, 2013<text:line-break/>Author: Marin Bezhanov<text:line-break/><text:line-break/></text:span><text:span text:style-name="T12">1. Introduction<text:line-break/><text:line-break/></text:span><text:span text:style-name="T16">1.1 Overview</text:span><text:span text:style-name="T12"><text:line-break/><text:line-break/></text:span><text:span text:style-name="T6">The Affiliate Tracking System (called ATS for short, throughout this document) is a self-hosted, all-in-one affiliate marketing solution, engineered to track advertising campaigns in real time, with very high accuracy.</text:span><text:span text:style-name="T12"><text:line-break/><text:line-break/></text:span><text:span text:style-name="T16">1.2 Server-Side Technologies</text:span><text:span text:style-name="T12"><text:line-break/></text:span><text:span text:style-name="T13"><text:line-break/></text:span><text:span text:style-name="T6">ATS relies on the following server-side technologies:<text:line-break/><text:line-break/>Operating System: CentOS (recommended) or any other Linux<text:line-break/>Web Server: Nginx (recommended) or Apache<text:line-break/>Database Server: MySQL (newer than 5.6.0 recommended)<text:line-break/>Server-Side Scripting Language: PHP (newer than 5.5.0 recommended)</text:span><text:span text:style-name="T13"><text:line-break/><text:line-break/></text:span><text:span text:style-name="T16">1.3 Client-Side Technologies</text:span><text:span text:style-name="T13"><text:line-break/><text:line-break/></text:span><text:span text:style-name="T6">ATS complies to the latest standards, making use of HTML5, CSS3, and the following JavaScript frameworks and libraries:<text:line-break/><text:line-break/>jQuery - </text:span><text:a xlink:type="simple" xlink:href="http://jquery.com/">http://jquery.com/</text:a><text:span text:style-name="T6"> - for easy HTML DOM traversal and manipulation, event handling, animation, AJAX<text:line-break/><text:line-break/>Chosen - </text:span><text:a xlink:type="simple" xlink:href="http://harvesthq.github.io/chosen/">http://harvesthq.github.io/chosen/</text:a><text:span text:style-name="T6"> - a jQuery plugin that makes long, unwieldy select boxes much more user-friendly<text:line-break/><text:line-break/>Uniform - </text:span><text:a xlink:type="simple" xlink:href="http://uniformjs.com/">http://uniformjs.com/</text:a><text:span text:style-name="T6"> - a jQuery plugin, which allows easy styling of checkboxes and radio buttons<text:line-break/><text:line-break/>SimpleModal - </text:span><text:a xlink:type="simple" xlink:href="http://www.ericmmartin.com/projects/simplemodal-demos/">http://www.ericmmartin.com/projects/simplemodal-demos/</text:a><text:span text:style-name="T6"> - a jQuery plugin, which overrides the JavaScript confirm function, to display prettier confirm dialogs.<text:line-break/><text:line-break/>PreLoadMe - </text:span><text:a xlink:type="simple" xlink:href="http://niklausgerber.com/blog/preloadme-a-lightweight-jquery-website-preloader/">http://niklausgerber.com/blog/preloadme-a-lightweight-jquery-website-preloader/</text:a><text:span text:style-name="T6"> - a light-weight jQuery website preloader, which displays a loading animation until the browser caches the entire web page content<text:line-break/><text:line-break/>TableSorter - </text:span><text:a xlink:type="simple" xlink:href="http://tablesorter.com/docs/">http://tablesorter.com/docs/</text:a><text:span text:style-name="T6"> - a jQuery plugin, which turns standard HTML tables into sortable tables, without page refreshes<text:line-break/><text:line-break/>jQuery UI Datepicker - </text:span><text:a xlink:type="simple" xlink:href="http://jqueryui.com/">http://jqueryui.com</text:a><text:span text:style-name="T6"> – a jQuery Datepicker plugin<text:line-break/><text:line-break/>AngularJS - </text:span><text:a xlink:type="simple" xlink:href="http://docs.angularjs.org/guide/overview">http://docs.angularjs.org/guide/overview</text:a><text:span text:style-name="T6"> – a structural framework for dynamic web apps, which ATS uses mostly for its client-side form validation capabilities, in order to provide a </text:span><text:soft-page-break/><text:span text:style-name="T6">richer user experience<text:line-break/><text:line-break/>jChartFX - </text:span><text:a xlink:type="simple" xlink:href="http://www.jchartfx.com/">http://www.jchartfx.com/</text:a><text:span text:style-name="T6"> - a set of JavaScript libraries providing a powerful collection<text:line-break/>of charts and graphs for professional and serious business data visualization and analysis<text:line-break/><text:line-break/>qTip2 - </text:span><text:a xlink:type="simple" xlink:href="http://qtip2.com/">http://qtip2.com/</text:a><text:span text:style-name="T6"> - an advanced tooltip plugin for jQuery<text:line-break/></text:span></text:p>
      <text:p text:style-name="P3"><text:span text:style-name="T11">2. Core Concepts<text:line-break/><text:line-break/></text:span><text:span text:style-name="T14">2.1 Resources</text:span><text:span text:style-name="T11"><text:line-break/></text:span><text:span text:style-name="T1"><text:line-break/>Everything in ATL is considered a Resource:<text:line-break/><text:line-break/>- Affiliate Networks<text:line-break/>- Offers<text:line-break/>- Traffic Sources<text:line-break/>- Landing Pages<text:line-break/>- Campaign Groups<text:line-break/>- Campaigns<text:line-break/>- Users<text:line-break/><text:line-break/>Each Resource has its own specific properties that make it different from other Resources, but in general each of these is considered a Resource, which can be manipulated in various ways. Users can create new resources, edit existing resources, or delete resources that are no longer necessary, as long as they have the necessary permissions to do so.<text:line-break/><text:line-break/>Every Resource type is dedicated its own table in the database, where all instances of this Resource type are stored. Absolutely every Resource that a User creates has the following properties stored into the database:<text:line-break/><text:line-break/>- Owner – which Administrator account (aka Company) owns the resource?<text:line-break/>- Creator – who is the actual User who created the resource in the first place?<text:line-break/><text:line-break/>These properties make it easier to allow a single physical ATL installation to be used by multiple different companies, thus allowing smaller businesses to pay less by sharing a physical installation with other small businesses.<text:line-break/><text:line-break/></text:span><text:span text:style-name="T14">2.2. Deleting Data</text:span><text:span text:style-name="T1"><text:line-break/><text:line-break/>Throughout the system, Delete is a non-destructive operation. What that means is that when Delete operations are issued from the web interface, no actual deletion occurrs in the database (no DELETE queries are sent) Instead, the "deleted" resources are marked as "hidden" from the interface, so the Users are no longer able to see or access them, yet they remain in the database so a technical support engineer or the system owner can restore data or investigate issues concerning data, which was collected in the past.<text:line-break/><text:line-break/>However, DELETE statements can be explicitly issued, by invoking the Database Pruning procedure from the interface (as long as the given User has the necessary permissions to do so)<text:line-break/><text:line-break/></text:span><text:span text:style-name="T14">2.3. Database Schema Similarities</text:span><text:span text:style-name="T1"><text:line-break/><text:line-break/>Resources have their differences, but they also have their similarities. Therefore the database </text:span><text:soft-page-break/><text:span text:style-name="T1">schema for resource tables shares the following common properties across all tables:<text:line-break/><text:line-break/></text:span><text:span text:style-name="T1">- </text:span><text:span text:style-name="T2">id</text:span><text:span text:style-name="T1"> int unsigned not null primary key auto_increment – serves as a primary key in the given resource table and gives a unique ID for the resource that a programmer can use to refer to the resource from the interface.<text:line-break/></text:span><text:span text:style-name="T1">- </text:span><text:span text:style-name="T2">owner_id</text:span><text:span text:style-name="T1"> int unsigned not null – id of the Administrator that the Resource belongs to</text:span></text:p>
      <text:p text:style-name="P3"><text:span text:style-name="T1">- </text:span><text:span text:style-name="T2">creator_id</text:span><text:span text:style-name="T1"> int unsigned not null – id of the User, who created this Resource originally<text:line-break/></text:span><text:span text:style-name="T1">- </text:span><text:span text:style-name="T2">creation_dt</text:span><text:span text:style-name="T1"> datetime not null – when was the Resource created?</text:span></text:p>
      <text:p text:style-name="P3"><text:span text:style-name="T1">- </text:span><text:span text:style-name="T2">modification_dt</text:span><text:span text:style-name="T1"> datetime not null – when was the Resource last modified?<text:line-break/>- </text:span><text:span text:style-name="T2">hidden</text:span><text:span text:style-name="T1"> tinyint(1) unsigned not null – whether the Resource has been deleted (1) or not (0). As we </text:span><text:span text:style-name="T1">know all delete operations throughout ATS are non-destructive, meaning nothing actually gets DELETED from the database, so the hidden column identifies whether a Resource has been marked as deleted or not.<text:line-break/><text:line-break/></text:span><text:span text:style-name="T11">3. User System<text:line-break/></text:span></text:p>
      <text:p text:style-name="P4">3.1 Types of Users</text:p>
      <text:p text:style-name="P5"/>
      <text:p text:style-name="P5">ATL aims to be a multi-user system. Therefore, users can be generally subdivided into 3 categories:</text:p>
      <text:p text:style-name="P5"/>
      <text:p text:style-name="P5"><text:s/>- Root</text:p>
      <text:p text:style-name="P5"><text:s/>- Administrators (aka Companies)</text:p>
      <text:p text:style-name="P5"><text:s/>- Standard Users (aka Company Users)</text:p>
      <text:p text:style-name="P5"/>
      <text:p text:style-name="P5">A physical ATL installation can only have one Root user. The Root user is created during the first installation of the software and is granted full access to the system. The Root user is the only user, who can create, edit or remove Administrators. The Root user can impersonate as any given User on the system, in order to examine how the System looks like from the perspective of the User he is impersonating.</text:p>
      <text:p text:style-name="P5"/>
      <text:p text:style-name="P5">Administrators can be classified as Company Owners or Companies. ATL is a self-hosted tool, but it can be sold to a single company, which can then host it and resell accounts to other companies. An Administrator account is a way of giving a Company full control over the functionality and features provided by ATL, but restricting it from interfering with the resources owned by other Companies (represented by other Administrator accounts). It's as if that a Company is running their own self-hosted copy of the product, but they are actually using a virtualization within the same physical installation of ATL. Administrators can use the full features of the software and add, edit or remove Users below them, with varying levels of access, in order to allow any number of Company employees to have the ability of accessing and using the system, in order to perform their daily duties, without having to re-use a single account.</text:p>
      <text:p text:style-name="P5"/>
      <text:p text:style-name="P5">Standard Users are Users, who belong to a single Administrator (aka Company). A User cannot belong to multiple Administrators / Companies, and cannot create, edit or remove other Administrators, although a User can be granted access to add and control other Users by his Administrator, but all of these newly created Users will still belong to that same Administrator and not to the User, who created them. Users only have access to resources belonging to their Company and can only perform the operations on these resources that the Company Owner / Administrator granted them.</text:p>
      <text:p text:style-name="P5"/>
      <text:p text:style-name="P4">3.2 <text:s/>User Permissions</text:p>
      <text:p text:style-name="P5">A core concept regarding User Permissions is that <text:span text:style-name="T18">NO USER CAN CREATE A NEW USER THAT EXCEEDS THE PERMISSIONS OF HIS CREATOR<text:line-break/></text:span></text:p>
      <text:p text:style-name="P5"><text:soft-page-break/>As mentioned earlier, everything in ATL is a Resource. Again, the complete list of Resources includes:</text:p>
      <text:p text:style-name="P5"/>
      <text:p text:style-name="P5">- Affiliate Networks</text:p>
      <text:p text:style-name="P5">- Offers</text:p>
      <text:p text:style-name="P5">- Traffic Sources</text:p>
      <text:p text:style-name="P5">- Landing Pages</text:p>
      <text:p text:style-name="P5">- Campaign Groups</text:p>
      <text:p text:style-name="P5">- Campaigns</text:p>
      <text:p text:style-name="P5">- Users</text:p>
      <text:p text:style-name="P5"/>
      <text:p text:style-name="P5">For all of these resources, a User may be granted one, all, or none of the following permissions (Administrators are granted all of these permissions by default)</text:p>
      <text:p text:style-name="P5"/>
      <text:p text:style-name="P5">- View – allows the User to view the Resource</text:p>
      <text:p text:style-name="P5">- Add – allows the User to create new Resources of the given type</text:p>
      <text:p text:style-name="P5">- Edit – allows the User to edit Resources of the given type</text:p>
      <text:p text:style-name="P5">- Delete – allows the User to delete Resources of the given type</text:p>
      <text:p text:style-name="P5"/>
      <text:p text:style-name="P5">Additionaly, for Campaigns and Users (which both have the status of "special resources"), a User may be granted the following permissions:</text:p>
      <text:p text:style-name="P5"/>
      <text:p text:style-name="P5">For Users:</text:p>
      <text:p text:style-name="P5">- Impersonate – allows a User to log into the system as another User, without having to enter the other User's username and password.<text:line-break/>- Prune – allows a User to intiate Database Pruning for all resources corresponding to the same Owner ID as the User. Root can assign this to Administrators. Administrators can only assign this to Users, if they posses the permission as well.<text:line-break/></text:p>
      <text:p text:style-name="P5">For Campaigns:</text:p>
      <text:p text:style-name="P5"/>
      <text:p text:style-name="P5">- Income – allows the User to view financial data for Campaigns. Without this permission all financial data is hidden from the User</text:p>
      <text:p text:style-name="P5"/>
      <text:p text:style-name="P5">- Stats – allows the User to view Campaign statistics – how many views, leads and clicks a campaign has received.</text:p>
      <text:p text:style-name="P5"/>
      <text:p text:style-name="P5">- Reports – allows the User to generate extensive reports for a Campaign.</text:p>
      <text:p text:style-name="P5"/>
      <text:p text:style-name="P5">Every resource that a User creates has the following properties stored into the database:</text:p>
      <text:p text:style-name="P5"/>
      <text:p text:style-name="P5">- Owner – which Administrator account (aka Company) owns the resource?</text:p>
      <text:p text:style-name="P5">- Creator – who is the actual User who created the resource in the first place?</text:p>
      <text:p text:style-name="P5"/>
      <text:p text:style-name="P5">Therefore, permissions granted to a User are only valid for Resources belonging to the same Owner as the user's Owner. A User is absolutely forbidden to access any Resources having an Owner different from the User's Owner.<text:line-break/><text:line-break/>For Users, there are also the following special permissions:<text:line-break/><text:line-break/>- Administrator – identifies the User as an Administrator. This is a special permission, which only the Root can assign to Users from the interface. No other Users see this permission listed anywhere <text:soft-page-break/>in the interface. <text:line-break/></text:p>
      <text:p text:style-name="P5">- Root – identifies the User as Root. This is a special permission, which only the System can assign, and to only a single User, and this occurrs during the initial installation procedure</text:p>
      <text:p text:style-name="P5"/>
      <text:p text:style-name="P4">3.3 <text:s/>Users Model (PHP)</text:p>
      <text:p text:style-name="P5"/>
      <text:p text:style-name="P5">To make it easier to check whether a User is granted a given set of permissions and to make it easier to store permissions into the database (permissions are stored in the database as integers), a PHP User Model class exists, to provide mapping between human-readable permission names and integers, which are used for storing the permissions in the database. This mapping is stored into an Array defined in the User Model. The User Model constructor fills that Array with mapping data from the database, like this</text:p>
      <text:p text:style-name="P5"/>
      <text:p text:style-name="P5">$permissions['AFF_NETWORKS_ADD] = 1;</text:p>
      <text:p text:style-name="P5">$permissions['AFF_NETWORKS_VIEW'] = 2;</text:p>
      <text:p text:style-name="P5">$permissions['AFF_NETWORKS_EDIT'] = 3;</text:p>
      <text:p text:style-name="P5">$permissions['AFF_NETWORKS_DELETE'] = 4;</text:p>
      <text:p text:style-name="P5"/>
      <text:p text:style-name="P5">...and so on...</text:p>
      <text:p text:style-name="P5"/>
      <text:p text:style-name="P5">The complete mapping establishes the following associations:</text:p>
      <text:p text:style-name="P5"/>
      <text:p text:style-name="P5">Affiliate Networks</text:p>
      <text:p text:style-name="P5"><text:tab/>- Add: 1</text:p>
      <text:p text:style-name="P5"><text:tab/>- View: 2</text:p>
      <text:p text:style-name="P5"><text:tab/>- Edit: 3</text:p>
      <text:p text:style-name="P5"><text:tab/>- Delete: 4</text:p>
      <text:p text:style-name="P5">Campaigns</text:p>
      <text:p text:style-name="P5"><text:tab/>- Add: 5</text:p>
      <text:p text:style-name="P5"><text:tab/>- View: 6</text:p>
      <text:p text:style-name="P5"><text:tab/>- Edit: 7</text:p>
      <text:p text:style-name="P5"><text:tab/>- Delete: 8</text:p>
      <text:p text:style-name="P5"><text:tab/>- Income: 9</text:p>
      <text:p text:style-name="P5"><text:tab/>- Stats: 10</text:p>
      <text:p text:style-name="P5"><text:tab/>- Reports: 11</text:p>
      <text:p text:style-name="P5">Campaign Groups</text:p>
      <text:p text:style-name="P5"><text:tab/>- Add: 12</text:p>
      <text:p text:style-name="P5"><text:tab/>- View: 13</text:p>
      <text:p text:style-name="P5"><text:tab/>- Edit: 14</text:p>
      <text:p text:style-name="P5"><text:tab/>- Delete: 15</text:p>
      <text:p text:style-name="P5">Landing Pages</text:p>
      <text:p text:style-name="P5"><text:tab/>- Add: 16</text:p>
      <text:p text:style-name="P5"><text:tab/>- View: 17</text:p>
      <text:p text:style-name="P5"><text:tab/>- Edit: 18</text:p>
      <text:p text:style-name="P5"><text:tab/>- Delete: 19</text:p>
      <text:p text:style-name="P5">Offers</text:p>
      <text:p text:style-name="P5"><text:tab/>- Add: 20</text:p>
      <text:p text:style-name="P5"><text:tab/>- View: 21</text:p>
      <text:p text:style-name="P5"><text:tab/>- Edit: 22</text:p>
      <text:p text:style-name="P5"><text:tab/>- Delete: 23</text:p>
      <text:p text:style-name="P5">Traffic Sources</text:p>
      <text:p text:style-name="P5"><text:soft-page-break/><text:tab/>- Add: 24</text:p>
      <text:p text:style-name="P5"><text:tab/>- View: 25</text:p>
      <text:p text:style-name="P5"><text:tab/>- Edit: 26</text:p>
      <text:p text:style-name="P5"><text:tab/>- Delete: 27</text:p>
      <text:p text:style-name="P5">Users</text:p>
      <text:p text:style-name="P5"><text:tab/>- Add: 28</text:p>
      <text:p text:style-name="P5"><text:tab/>- View: 29</text:p>
      <text:p text:style-name="P5"><text:tab/>- Edit: 30</text:p>
      <text:p text:style-name="P5"><text:tab/>- Delete: 31</text:p>
      <text:p text:style-name="P5"><text:tab/>- Impersonate: 32</text:p>
      <text:p text:style-name="P5"><text:tab/>- Administrator: 33</text:p>
      <text:p text:style-name="P5"><text:tab/>- Root: 34<text:line-break/><text:tab/>- Prune: 35</text:p>
      <text:p text:style-name="P5"/>
      <text:p text:style-name="P5">The User Model then defines a hasPermission($permissionName) method, which allows us to easily check whether a User is granted a given permission, by querying the permission's human-readable name, instead of the integer.</text:p>
      <text:p text:style-name="P5"/>
      <text:p text:style-name="P5">The exact name-to-integer mapping is stored in a database table, to allow easy addition and removal of permissions.</text:p>
      <text:p text:style-name="P5"/>
      <text:p text:style-name="P5">More methods defined by the User Model are:</text:p>
      <text:p text:style-name="P5"/>
      <text:p text:style-name="P5">- __construct() - model constructor; intializes the SESSION by issuing session_start();</text:p>
      <text:p text:style-name="P5"/>
      <text:p text:style-name="P5">- Login($username, $password) - attempts to log a user in, given a Username and un-hashed Password. In the process – hashes the password and checks the database against the username/hashed-password combination. If the combination is valid: records the login attempt to the ats_users_logins table, reads user permissions from the ats_permissions table and stores them into the $_SESSION, marks the user as logged in (again in the $_SESSION) and finally returns Boolean true; else – throws and exception with the corresponding error message, explaining why the Login() request failed</text:p>
      <text:p text:style-name="P5"/>
      <text:p text:style-name="P5">- Logout() - logs the User out by issuing session_destroy(); </text:p>
      <text:p text:style-name="P5"/>
      <text:p text:style-name="P5">- isLoggedIn() - checks whether the User has been logged in or not (by examining the contents of $_SESSION); returns Boolean true or false</text:p>
      <text:p text:style-name="P5"/>
      <text:p text:style-name="P5">- isAdministrator() - checks whether the User is an Administrator, by examining the permissions stored in $_SESSION</text:p>
      <text:p text:style-name="P5"/>
      <text:p text:style-name="P4">3.4 Database Structure (MySQL)</text:p>
      <text:p text:style-name="P5"/>
      <text:p text:style-name="P5">Four database tables are necessary in order to implement the User System according to the requirements.</text:p>
      <text:p text:style-name="P5"/>
      <text:p text:style-name="P5">- ats_users</text:p>
      <text:p text:style-name="P5">- ats_users_acl</text:p>
      <text:p text:style-name="P5">- ats_users_logins</text:p>
      <text:p text:style-name="P5">- ats_users_ips</text:p>
      <text:p text:style-name="P5">- ats_permissions</text:p>
      <text:p text:style-name="P5"/>
      <text:p text:style-name="P5"><text:soft-page-break/>The ats_ prefix is optional (it is defined in the System Configuration File and can be changed upon installation)</text:p>
      <text:p text:style-name="P5"/>
      <text:p text:style-name="P5">ats_user is the table, where the actual user accounts are stored. It contains the following columns:</text:p>
      <text:p text:style-name="P5"/>
      <text:p text:style-name="P5">- id int unsigned not null primary key auto_increment – serves as a primary key for the table and gives a unique ID to every user on the system</text:p>
      <text:p text:style-name="P5">- username varchar(32) not null – stores the username that the user specified</text:p>
      <text:p text:style-name="P5">- email varchar(64) not null – specifies an email address for the given user. The email address is used with the password reset procedure and for the delivery of system notifications</text:p>
      <text:p text:style-name="P5">- password varchar(60) not null – stores a hashed respresentation of the password. Passwords are hashed using http://www.openwall.com/phpass/ (integration info can be found at http://www.openwall.com/articles/PHP-Users-Passwords)</text:p>
      <text:p text:style-name="P5">- timezone tinyint not null – specifes the preferred timezone that the user wants to see statistical data in relation to</text:p>
      <text:p text:style-name="P5">- owner_id int unsigned not null – id of the Administrator that this User belongs to</text:p>
      <text:p text:style-name="P5">- creator_id int unsigned not null – id of the User, who created this User </text:p>
      <text:p text:style-name="P5">- creation_dt datetime not null – when was the User created?</text:p>
      <text:p text:style-name="P5">- modification_dt datetime not null – when was the User account last modified?</text:p>
      <text:p text:style-name="P5">- lockout tinyint(1) unsigned not null – whether the account has to be temporarily locked out, due to failed logins flood</text:p>
      <text:p text:style-name="P5">- auth_key varchar(32) – a special authentication key issued when a password reset is requested or a lockout has occurred. An email is sent to the User containing this key, which allows him to restore access to his account and/or finish changing his password.</text:p>
      <text:p text:style-name="P5">- hidden tinyint(1) unsigned not null – whether the user has been deleted (1) or not (0). As we know all delete operations throughout ATS are non-destructive, meaning nothing actually gets DELETEd from the database, so the hidden column identifies whether a user has been marked as deleted or not.</text:p>
      <text:p text:style-name="P5"/>
      <text:p text:style-name="P5">There is a UNIQUE index on the username column</text:p>
      <text:p text:style-name="P5"/>
      <text:p text:style-name="P5">The ats_users_acl table serves as an Access Control List for User Accounts present in the system. It has the following structure:</text:p>
      <text:p text:style-name="P5"/>
      <text:p text:style-name="P5">- id int unsigned not null primary key auto_increment – serves as a primary key for the table</text:p>
      <text:p text:style-name="P5">- user_id int unsigned not null – the id of the user that this permission is related to</text:p>
      <text:p text:style-name="P5">- permission_id tinyint unsigned not null – an integer corresponding to the exact permission. Permissions are defined in the ats_permissions table</text:p>
      <text:p text:style-name="P5"/>
      <text:p text:style-name="P5">There is an INDEX on the user_id column</text:p>
      <text:p text:style-name="P5"/>
      <text:p text:style-name="P5">ats_users_logins stores information about successfull and unsuccessfull login attempts that ATL users have made. It has the following structure</text:p>
      <text:p text:style-name="P5"/>
      <text:p text:style-name="P5">- id int unsigned not null primary key auto_increment – serves as a primary key for the table</text:p>
      <text:p text:style-name="P5">- user_id int unsigned not null – the id of the User who attempted a login</text:p>
      <text:p text:style-name="P5">- ip_id int unsigned not null – the id that points to the exact IP as recorded in the ats_users_ips table</text:p>
      <text:p text:style-name="P5">- dt datetime not null – when did the login take place?</text:p>
      <text:p text:style-name="P5">- failed tinyint(1) unsigned not null – whether the attempt was successfull (0) or not (1)</text:p>
      <text:p text:style-name="P5"/>
      <text:p text:style-name="P5">There is a composite INDEX on the user_id and dt columns.</text:p>
      <text:p text:style-name="P5"/>
      <text:p text:style-name="P5"><text:soft-page-break/>ats_users_ips stores information about the IPs that ATS detected Users to be attempting to login from. It contains the following columns:</text:p>
      <text:p text:style-name="P5"/>
      <text:p text:style-name="P5">- id int unsigned not null primary key auto_increment – serves as a primary key for the table</text:p>
      <text:p text:style-name="P5">- ip varchar(15) not null – the actual IP</text:p>
      <text:p text:style-name="P5"/>
      <text:p text:style-name="P5"/>
      <text:p text:style-name="P5">ats_permissions stores association between permission ID and their human-readable names. Structure is as follows:</text:p>
      <text:p text:style-name="P5"/>
      <text:p text:style-name="P5">- id tinyint unsigned not null primary key auto_increment – the id of the permission (aka integer used to refer to it from the PHP code)</text:p>
      <text:p text:style-name="P5">- name varchar(64) not null – human-readable name of the permission, all uppercase letters, with words separated by underscores instead of regular spaces.</text:p>
      <text:p text:style-name="P5"/>
      <text:p text:style-name="P4">3.5 Failed Logins</text:p>
      <text:p text:style-name="P5"/>
      <text:p text:style-name="P5">Failed Logins are generally not tolerated by ATS, as they are usually a sign for brute-force attacks. Therefore, ATS locks down every User account, which receives too many failed login attempts within a too short period of time. The exact amount of attempts and period of time can be fine-tuned for each separate ATS installation from its configuration file. The following constants in the configuration file, define these values by default:</text:p>
      <text:p text:style-name="P5"/>
      <text:p text:style-name="P5">define('MAX_FAILED_LOGINS', 10);</text:p>
      <text:p text:style-name="P5">define('MAX_FAILED_LOGINS_INTERVAL', 5) // in minutes</text:p>
      <text:p text:style-name="P5"/>
      <text:p text:style-name="P5">This means that by default, if 10 failed logins attempts occurr for a User account within 5 minutes, the Account will be locked out.</text:p>
      <text:p text:style-name="P5"/>
      <text:p text:style-name="P5">During a lock down, ATS issues a 32-bit auth key for the given User and sets lockout to '1' in the database. A link containing the auth key is sent to the affected User by mail, explaining him that his account was locked out due to 10 failed logins issued within 5 minutes. The User needs to click this link, in order to unlock his account and be able to login. Otherwise, the account remains in a lockdown state indefinitely.</text:p>
      <text:p text:style-name="P5"/>
      <text:p text:style-name="P4">3.6 Password Reset Procedure</text:p>
      <text:p text:style-name="P5"/>
      <text:p text:style-name="P5">All Users are allowed to reset their passwords in case of a loss. A Password Reset link is available at around the bottom of the login form, right below the "Login" button. The Password Reset Procedure works as follows:</text:p>
      <text:p text:style-name="P5"/>
      <text:p text:style-name="P5">- User clicks the password reset link below the login form</text:p>
      <text:p text:style-name="P5">- The system generates a 32-bit auth key for the User</text:p>
      <text:p text:style-name="P5">- The 32-bit auth key is sent to the User by email</text:p>
      <text:p text:style-name="P5">- ..meanwhile the User is redirected to another page, presenting a Password Reset form. The Password Reset form contains two text input fields – one for the 32-bit auth key and one for the new password, and a button labeled "Reset"</text:p>
      <text:p text:style-name="P5">- The User inputs his new password, as well as the auth key, as specified in the email sent to him by the system, and then hits the "Reset" button. If the auth key is correct the password is reset. The auth key column in the database is then truncated to zero length.</text:p>
      <text:p text:style-name="P5"/>
      <text:p text:style-name="P4">3.7 Viewing Users</text:p>
      <text:p text:style-name="P5"><text:soft-page-break/></text:p>
      <text:p text:style-name="P5">To View other Users, a User needs to possess the "View Users" permission. This allows him to browse the User Overview screen.</text:p>
      <text:p text:style-name="P5"/>
      <text:p text:style-name="P5">The User Overview screen displays a listing of all Users, who belong to the same Company as the User who's currently logged into the installation. Each row lists a Username, Email, Created By (Username of the Creator), Creation Date, Modification Date, and an Options column.</text:p>
      <text:p text:style-name="P5"/>
      <text:p text:style-name="P5">Each column, except for the Options column, is sortable. By default, the list is sorted by Username in ascending order.</text:p>
      <text:p text:style-name="P5"/>
      <text:p text:style-name="P5">The options column contains Impersonate, Edit and Delete buttons for each of the listed users, BUT ONLY if the currently logged in User possesses these additional permissions. The Administrator is always excluded from the list, as well as the currently logged in User.</text:p>
      <text:p text:style-name="P5"/>
      <text:p text:style-name="P5">If the User also has the "Create Users" permission, "Add User" buttons are presented to him right above and right below the User listing.</text:p>
      <text:p text:style-name="P5"/>
      <text:p text:style-name="P4">3.8 Creating Users</text:p>
      <text:p text:style-name="P5"/>
      <text:p text:style-name="P5">In order to Create Users, the currently logged-in User needs to posses the "Create Users" permission. The Create Users screen can be reached by navigating to the "View Users" screen and the clicking the "Add User" button.</text:p>
      <text:p text:style-name="P5"/>
      <text:p text:style-name="P5">On the Create User screen, the User is presented with a form containing the following fields:</text:p>
      <text:p text:style-name="P5"/>
      <text:p text:style-name="P5">- Username – max 32 characters in length, only alphanumerics allowed, as well as underscores (_) and dashes (-)</text:p>
      <text:p text:style-name="P5">- Email</text:p>
      <text:p text:style-name="P5">- Password – anything allowed here</text:p>
      <text:p text:style-name="P5">- Generate Password – a link located right below the password field. Generates a Strong Password (code based on https://gist.github.com/tylerhall/521810) to use with the Password field.</text:p>
      <text:p text:style-name="P5">- Timezone – a value, which can be picked from a dropdown listing all available timezones (http://stackoverflow.com/questions/1727077/generating-a-drop-down-list-of-timezones-with-php)</text:p>
      <text:p text:style-name="P5">- Permissions – a MULTISELECT field listing all permissions available on the system. The User is allowed to select as many permissions he decides are necessary. If he is not an Administrator, however, he is only allowed to grant the permissions he also owns. Permissions that the currently logged-in User does not own, are excluded from this list of Permissions. Permissions are grouped in OPTGROUPS. Each OPTGROUP corresponds to a Resource that the Permissions are meant for.</text:p>
      <text:p text:style-name="P5">- "Add" button – upon clicking this, the system validates the User input and adds the new User to the system if everything is filled in correctly. In the process, an email is sent to the newly added User, containing his Username, Password, and a Login Link. If the FORM doesn't validate, an error message is displayed.</text:p>
      <text:p text:style-name="P5"/>
      <text:p text:style-name="P4">3.9 Editing Users</text:p>
      <text:p text:style-name="P5"/>
      <text:p text:style-name="P5">The Edit User screen is an exact duplicate of the Create User screen, with the only difference that all of the fields are pre-populated with the data that has been stored into the database for the given user.</text:p>
      <text:p text:style-name="P5"/>
      <text:p text:style-name="P5">The Password field can be left blank, which means that the password shouldn't be updated in any way.</text:p>
      <text:p text:style-name="P5"><text:soft-page-break/></text:p>
      <text:p text:style-name="P5">Instead of an "Add" button, there is an "Update" button. Upon clicking this, the system validates the input and updates the record. Upon failure – an error message is displayed.</text:p>
      <text:p text:style-name="P5"/>
      <text:p text:style-name="P5">To be able to edit users, the currently logged-in User needs to posses the"Edit User" permission.</text:p>
      <text:p text:style-name="P5"/>
      <text:p text:style-name="P5">If the currently logged-in User possesses a "Delete Users" permission, there is an additional "Delete" button next to the "Update" button<text:line-break/><text:line-break/>The Edit User screen can be accessed by navigating to the User Overview screen and clicking the Edit button shown under Options for the given user.</text:p>
      <text:p text:style-name="P5"/>
      <text:p text:style-name="P4">3.10 Deleting Users</text:p>
      <text:p text:style-name="P5"/>
      <text:p text:style-name="P5">To delete other Users, a User needs to have the "Delete Users" permissions. Users can be deleted by clicking the delete button next to each User listed on the User Overview screen.</text:p>
      <text:p text:style-name="P5"/>
      <text:p text:style-name="P5">Upon clicking the button, a modal window appears asking the currently logged-in User to confirm the deletion. Upon confirmation the user is deleted.</text:p>
      <text:p text:style-name="P5"/>
      <text:p text:style-name="P4">3.11 Impersonating Users</text:p>
      <text:p text:style-name="P5"/>
      <text:p text:style-name="P5">To impersonate other Users, a User needs to have the "Impersonate Users" permission. Impersonation is achieved by clicking the "Impersonate" button next to each User listed on the User Overview screen.</text:p>
      <text:p text:style-name="P5"/>
      <text:p text:style-name="P1"><text:span text:style-name="T7">After clicking this button, the system logs the currently logged-in User out and logs him back in as the user he chose to impersonate, without prompting him for password, or any addtional details. Information about the Impersonation is NOT recorded in the atl_users_logins table.</text:span><text:span text:style-name="T20"><text:line-break/><text:line-break/>4. Affiliate Networks<text:line-break/><text:line-break/></text:span><text:span text:style-name="T17">4.1 Overview<text:line-break/><text:line-break/></text:span><text:span text:style-name="T7">The Affiliate Networks are places, which serve as mediators between publishers and advertisers. The Users using ATL are Publishers, who own websites and would like to earn money from advertisements (aka Offers) provided by various Advertisers through the Affiliate Networks.<text:line-break/><text:line-break/>In the ATL interface, the Affiliate Network is a Resource, which serves as a logical grouping for Offers. The Users define their Affiliate Networks through the ATL interface by just specifying a name. This enables them to later on use these pre-defined networks when creating new Offers, in order to associate Offers with the Affiliate Networks they belong to.<text:line-break/><text:line-break/>This allows Users to easily track, which Affiliate Network they are earning most money from, so they can concentrate their efforts on working with the most profitable networks and stop wasting time on dealing with the less profitable ones.<text:line-break/><text:line-break/></text:span><text:span text:style-name="T17">4.2 Affiliate Networks Screen<text:line-break/><text:line-break/></text:span><text:span text:style-name="T7">To be able to view the Affiliate Networks screen, the User needs to posses the "View Affiliate </text:span><text:span text:style-name="T7">Networks" permission.<text:line-break/></text:span><text:soft-page-break/><text:span text:style-name="T7"><text:line-break/></text:span><text:span text:style-name="T7">The Affiliate Networks screen is subdivided into two columns, one taking about 30% of the total interface width (LEFT AREA), and the other one taking the rest 70% (RIGHT AREA)<text:line-break/><text:line-break/>A listing of all Affiliate Networks associated with the Owner ID of the currently logged-in User is displayed inside the LEFT AREA. Each Affiliate Network is listed on a new row, with each row being subdivided into a Name column and an Options column.<text:line-break/><text:line-break/>Under the Name column, the User can see the exact name of the Affiliate Network as specified by its Creator.<text:line-break/><text:line-break/>Under the Options column, there are the following buttons available (but only assuming the User has the necessary permissions to perform these operations)<text:line-break/><text:line-break/>- View or Edit (depending on the permissions the User has, allows to View the Affiliate Network details, or to View AND Edit the details – the button leads to the same screen, with the only difference being that if the User doesn't possess an "Edit" permission, the INPUT fields are disabled and he can only review the Affiliate Network details without changing them)<text:line-break/>- Delete – allows the User to Delete the Affiliate Network<text:line-break/><text:line-break/>If the User possesses the "Create Affiliate Networks" permission, a "Create" button is available right above that list, and another one – right below the list. <text:line-break/><text:line-break/>The name column is sortable, and by default the networks are sorted alphabetically in ascending order.<text:line-break/><text:line-break/>To make the interface more user-friendly, clicking "View", "Edit", "Delete" or "Create" doesn't redirect the User to an entirely new screen, but instead, the contents corresponding to the selected action are loaded inside the RIGHT AREA, so everything related to Affiliate Networks can happen on the same screen, without unnecessary page reloads.<text:line-break/><text:line-break/></text:span><text:span text:style-name="T17">4.3 Viewing Affiliate Networks<text:line-break/><text:line-break/></text:span><text:span text:style-name="T7">Clicking the View button (assuming the User has the necessary permissions) next to an Affiliate Network listed on the Affiliate Networks screen loads a FORM containing details about the network inside the RIGHT AREA of the screen. The Form contains:<text:line-break/><text:line-break/>- a readonly text input field labeled "Name" pre-populated with the name of the Affiliate Network<text:line-break/>- a list of Offers (sorted alphabetically in ascending order), which have been associated with the current Affiliate Network<text:line-break/></text:span><text:span text:style-name="T17"><text:line-break/>4.4 Creating Affiliate Networks<text:line-break/><text:line-break/></text:span><text:span text:style-name="T7">To be able to create Affiliate Networks, the User needs to possess the "Create Affiliate Networks" permission. Again, after clicking the "Create" button, contents of the creation FORM are loaded inside the RIGHT AREA.<text:line-break/><text:line-break/>The FORM contains the following fields:<text:line-break/><text:line-break/>- a text input field labeled "Name", where the User can input the name of the Affiliate Network about to be created<text:line-break/></text:span><text:span text:style-name="T7">- a multiselect field (powered by </text:span><text:a xlink:type="simple" xlink:href="http://harvesthq.github.io/chosen/">http://harvesthq.github.io/chosen/</text:a><text:span text:style-name="T7">), which allows the User </text:span><text:soft-page-break/><text:span text:style-name="T7">to associate this Affiliate Network with one or more Offers already available in the system.<text:line-break/></text:span><text:span text:style-name="T7">- an "Add" button, which allows the User to submit the input for validation<text:line-break/><text:line-break/>The name field cannot be empty and cannot contain input longer than 32 characters; Only alphanumerics are allowed, as well as an underscore ("_") and a dash ("-")<text:line-break/><text:line-break/>The multiselect field for Offers CAN be left empty<text:line-break/><text:line-break/>Once the Add button is clicked, the system validates the input and if everything is correct adds the Affiliate Network to the database. If an error occurrs – an error message is displayed.<text:line-break/><text:line-break/>The interface refreshes through AJAX requests. Error and Success messages are displayed right above the FORM, but still within the RIGHT AREA, and in addition, upon Success, the contents of the LEFT AREA are refreshed too (so that the new network can appear in the list)</text:span><text:span text:style-name="T17"><text:line-break/><text:line-break/>4.5 Editing Affiliate Networks<text:line-break/><text:line-break/></text:span><text:span text:style-name="T7">To edit Affiliate Networks, the User needs to possess the "Edit Affiliate Networks" permission. The Edit FORM is loaded inside the RIGHT AREA (like with View and Create)<text:line-break/><text:line-break/>The FORM contains the following fields:<text:line-break/><text:line-break/>- a text input field labeled "Name" pre-populated with the name of the Affiliate Network<text:line-break/>- a list of Offers (sorted alphabetically in ascending order), which have been associated with the current Affiliate Network, with a "delete" button available next to each Offer, which allows the User to remove Offers from the Affiliate Network<text:line-break/>- a SELECT field <text:s/>(not MULTISELECT) (powered by </text:span><text:a xlink:type="simple" xlink:href="http://harvesthq.github.io/chosen/">http://harvesthq.github.io/chosen/</text:a><text:span text:style-name="T7">), which allows the User to add more Offers to the Offer list and next to it an "Add Offer" button, which confirms the selection and adds it to the list of Offers<text:line-break/>- an "Update" button, which allows the User to submit the FORM and update the information related to the Affiliate Network<text:line-break/><text:line-break/>Upon submission, the FORM is validated and just like with the CREATE form, either an error message is displayed, or the correspodning parts of the interface are refreshed via AJAX.<text:line-break/><text:line-break/>If the currently logged-in User possesses a "Delete Affiliate Networks" permission, there is an additional "Delete" button next to the "Update" button, which opens up a confirmation dialog and allows the User to remove the Affiliate Network.<text:line-break/></text:span></text:p>
      <text:p text:style-name="P2"><text:span text:style-name="T15">4.6 Deleting Affiliate Networks<text:line-break/><text:line-break/></text:span><text:span text:style-name="T4">To delete an Affiliate Network the User needs to click the "Delete" button next to it (as long as he has the necessary permission to do so, which is the "Delete Affiliate Network" permission)<text:line-break/><text:line-break/>Upon clicking this button a confirmation dialog appears, prompting the User to confirm the deletion of the Affiliate Network. Upon confirmation the Network is removed and all of its Offer associations are destroyed permanently.<text:line-break/><text:line-break/>The list of Affiliate Networks inside the LEFT AREA is refreshed.</text:span><text:span text:style-name="T15"><text:line-break/><text:line-break/></text:span><text:span text:style-name="T15">4.7 Database Schema<text:line-break/></text:span><text:soft-page-break/><text:span text:style-name="T15"><text:line-break/></text:span><text:span text:style-name="T4">A single table, named </text:span><text:span text:style-name="T3">ats_aff_networks</text:span><text:span text:style-name="T4">, is sufficient for the implementation of the Affiliate Network functionality. The table has the following structure:<text:line-break/><text:line-break/></text:span><text:span text:style-name="T4">- </text:span><text:span text:style-name="T3">id</text:span><text:span text:style-name="T4"> int unsigned not null primary key auto_increment – serves as a primary key for the table and as a way to identify the Affiliate Network</text:span></text:p>
      <text:p text:style-name="P2"><text:span text:style-name="T4">- </text:span><text:span text:style-name="T3">name </text:span><text:span text:style-name="T4">varchar(32) not null – stores the name of the Affiliate Network<text:line-break/>- </text:span><text:span text:style-name="T3">owner_id</text:span><text:span text:style-name="T4"> int unsigned not null – id of the Administrator that the Resource belongs to</text:span></text:p>
      <text:p text:style-name="P3"><text:span text:style-name="T1">- </text:span><text:span text:style-name="T2">creator_id</text:span><text:span text:style-name="T1"> int unsigned not null – id of the User, who created this Resource originally<text:line-break/>- </text:span><text:span text:style-name="T2">creation_dt</text:span><text:span text:style-name="T1"> datetime not null – when was the Resource created?</text:span></text:p>
      <text:p text:style-name="P1"><text:span text:style-name="T7">- </text:span><text:span text:style-name="T8">modification_dt</text:span><text:span text:style-name="T7"> datetime not null – when was the Resource last modified?<text:line-break/>- </text:span><text:span text:style-name="T8">hidden</text:span><text:span text:style-name="T7"> tinyint(1) unsigned not null – whether the Resource has been deleted (1) or not (0). As we know all delete operations throughout ATS are non-destructive, meaning nothing actually gets DELETED from the database, so the hidden column identifies whether a Resource has been marked as deleted or not.<text:line-break/><text:line-break/>An INDEX is present on the </text:span><text:span text:style-name="T8">owner_id</text:span><text:span text:style-name="T7"> column.</text:span><text:span text:style-name="T17"><text:line-break/></text:span><text:span text:style-name="T20"><text:line-break/>5. Offers<text:line-break/><text:line-break/></text:span><text:span text:style-name="T17">5.1 Overview<text:line-break/><text:line-break/></text:span><text:span text:style-name="T7">Offers are the Advertisements that Users take from the Affiliate Networks they work with. Usually, each Offer comes along with a Tracking URL provided by the Affiliate Network, which allows the Network to track clicks and leads that the User drove to the given Offer. This URL also accepts a special parameter called subid to be appended to it by the Publisher (aka the ATS user). When adding an Offer to ATS, the User inputs the Offer Name and Offer URL (Tracking URL provided by Affiliate Network) and instructs ATS exactly how to pass a subid to the Affiliate Network, by appending a special token (named "[[SUBID]]") to the Offer URL, like this:<text:line-break/><text:line-break/>- Affiliate Network provides link: </text:span><text:a xlink:type="simple" xlink:href="http://www.tracking.url/?offer=23&amp;subid">http://www.tracking.url/?offer=23&amp;subid</text:a><text:span text:style-name="T7">=<text:line-break/>- User adds the Offer to ATS, using an Offer URL of </text:span><text:a xlink:type="simple" xlink:href="http://www.tracking.url/?offer=23&amp;subid=[[SUBID">http://www.tracking.url/?offer=23&amp;subid=[[SUBID</text:a><text:span text:style-name="T7">]]<text:line-break/><text:line-break/>Passing a Subid is very important, as it allows ATS to acquire detailed information about each individual click that passed through the system.<text:line-break/><text:line-break/></text:span><text:span text:style-name="T17">5.2 Offers Screen<text:line-break/><text:line-break/></text:span><text:span text:style-name="T7">Similarly to the Affiliate Networks screen, the Offers screen is subdivided into two columns: a LEFT AREA taking 30% of the overall layout width and a <text:s/>RIGHT AREA taking the rest 70%. Only Users having the "View Offers" permission can access this screen.<text:line-break/><text:line-break/>The LEFT AREA contains an alphabetical listing of all Offers avaible in the system for the current Owner ID (sorted in ascending order by default) with each Offer listed on a new row. Each row contains 3 columns: Name, Payout and Options. <text:line-break/><text:line-break/>Name and Payout are sortable. Options contains the following buttons (assuming the currently logged-in User has the necessary permissions)<text:line-break/><text:line-break/></text:span><text:span text:style-name="T7">- Clone – creates an exact duplicate of the Offer. Requires a "Create Offers" permission.<text:line-break/></text:span><text:soft-page-break/><text:span text:style-name="T7">- View or Edit – opens the Offer for inspection or editing (depending on the User permissions)<text:line-break/></text:span><text:span text:style-name="T7">- Delete – deletes the Offer</text:span><text:span text:style-name="T17"><text:line-break/></text:span><text:span text:style-name="T7"><text:line-break/></text:span><text:span text:style-name="T17">5.3 Viewing Offers<text:line-break/><text:line-break/></text:span><text:span text:style-name="T7">To view an Offer the User needs to have the "View Offers" permission. Clicking the View button next of an Offer loads the View Offer FORM inside the RIGHT AREA of the Offers Screen. The FORM contains the following readonly fields:<text:line-break/><text:line-break/>- a text input field labeled "Name", which shows the name of the Offer<text:line-break/>- a text input field labeled "URL", which shows the URL of the Offer as supplied by the Affiliate Network<text:line-break/>- a text input field labeled "Payout", which shows the Payout (in USD) that the Affiliate Network provides for a lead generated by the Offer<text:line-break/>- a SELECT field labeled "Affiliate Network" showing the name of the Affiliate Network that has been associated with this Offer (if any)<text:line-break/>- a TABLE listing all Campaigns that this Offer is used in (each Campaign listed on a new row)<text:line-break/></text:span><text:span text:style-name="T17"><text:line-break/>5.4 Creating Offers<text:line-break/><text:line-break/></text:span><text:span text:style-name="T7">To Create an Offer the User needs to have the "Create Offers" permission.The Create Offer FORM appears inside the RIGHT AREA of the Offers Screen, after the User clicks the Create button next to an Offer. The FORM contains the following fields:<text:line-break/><text:line-break/>- a text input field labeled "Name", which allows the User to specify a name for the Offer<text:line-break/>- a text input field labeled "URL", which allows the User to paste the Tracking URL provided by the Affiliate Network<text:line-break/>- a text input field labeled "Payout", which allows the User to input the Payout (in USD) that the Affiliate Network provides for a lead generated by the Offer<text:line-break/>- a SELECT field labeled "Affiliate Network", which allows the User to associate this Offer with one of the Affiliate Networks he has defined beforehand.<text:line-break/>- an "Add" button, which allows the User to submit the FORM<text:line-break/><text:line-break/>The Name field cannot be empty, can only contain alphanumeric characters, as well as an underscore and a dash, and its value can be no longer than 32 characters.<text:line-break/><text:line-break/>The URL field cannot be empty and its value can have a length of up to 255 characters<text:line-break/><text:line-break/>The Payout field should default to 0.00 and can be left empty<text:line-break/><text:line-break/>The Affiliate Network field can be left empty<text:line-break/><text:line-break/>After the "Add" button has been clicked, the FORM passess validation and if everything is correct the Offer is inserted into the database. Again, any ERROR/SUCCESS messages related to the FORM submission should be displayed through an AJAX request in the RIGHT AREA, and the contents of the LEFT AREA should be refreshed upon SUCCESS.</text:span><text:span text:style-name="T17"><text:line-break/><text:line-break/>5.5 Editing Offers<text:line-break/><text:line-break/></text:span><text:span text:style-name="T7">To Edit an Offer, the User needs to have the "Edit Offers" permission. The Edit Offer FORM appears inside the RIGHT AREA of the Offers Screen, after the User clicks the Edit button next to </text:span><text:span text:style-name="T7">an Offer. The FORM contains the following pre-populated fields.<text:line-break/></text:span><text:soft-page-break/><text:span text:style-name="T7"><text:line-break/></text:span><text:span text:style-name="T7">- a text input field labeled "Name", which displays the current name of the Offer<text:line-break/>- a text input field labeled "URL", which displays the current URL of the Offer<text:line-break/>- a text input field labeled "Payout", which displays the current payout (in USD) specified for the Offer<text:line-break/>- a SELECT field labeled "Affiliate Network", which shows the currently selected Affiliate Network for the Offer<text:line-break/>- an informative TABLE listing all Campaigns that this Offer is used in (each Campaign listed on a new row)<text:line-break/>- an "Update" button, which allows the User to submit the FORM<text:line-break/><text:line-break/>After submission, the FORM passes validation and if everything is correct the Offer record gets updated.</text:span><text:span text:style-name="T17"><text:line-break/><text:line-break/></text:span><text:span text:style-name="T7">If the currently logged-in User possesses a "Delete Offers" permission, there is an additional "Delete" button next to the "Update" button, which opens up a confirmation dialog and allows the User to remove the Offer.</text:span><text:span text:style-name="T17"><text:line-break/><text:line-break/>5.6 Deleting Offers<text:line-break/><text:line-break/></text:span><text:span text:style-name="T7">To Delete an Offer, the User needs to have the "Delete Offers" permission. An Offer can be deleted by clicking the Delete button next to it. When that happens, a confirmation dialog appears, asking the User to confirm his choice. Upon confirmation, the Offer is deleted and the list of Offers in the LEFT AREA is refreshed.</text:span><text:span text:style-name="T17"><text:line-break/></text:span><text:span text:style-name="T7"><text:line-break/></text:span><text:span text:style-name="T17">5.7 Cloning Offers</text:span><text:span text:style-name="T7"><text:line-break/><text:line-break/>To Clone an Offer, the User needs to have the "Create Offers" permission. An Offer can be cloned by clicking the Clone button next to it. When that happens, a confirmation dialog appears, asking the User to confirm his choice, and to specify a name for the new Offer. Upon confirmation, the Offer is duplicated and the list of Offers in the LEFT AREA is refreshed.<text:line-break/><text:line-break/>The Offer Name can be left blank, in which case the new Offer is named:<text:line-break/><text:line-break/>"Copy of Offer"<text:line-break/>"Copy of Offer (1)"<text:line-break/>"Copy of Offer (2)"<text:line-break/><text:line-break/>etc.<text:line-break/><text:line-break/></text:span><text:span text:style-name="T17">5.8 Database Schema<text:line-break/><text:line-break/></text:span><text:span text:style-name="T7">A single table, named </text:span><text:span text:style-name="T8">ats_offers</text:span><text:span text:style-name="T7">, is sufficient for the implementation of the Offers module. This table has the following structure:<text:line-break/><text:line-break/>- </text:span><text:span text:style-name="T8">id</text:span><text:span text:style-name="T7"> int unsigned not null primary key auto_increment – serves as a primary key for the table and as a way to identify the Offer</text:span></text:p>
      <text:p text:style-name="P2"><text:span text:style-name="T4">- </text:span><text:span text:style-name="T3">name </text:span><text:span text:style-name="T4">varchar(32) not null – stores the name of the Offer<text:line-break/>- </text:span><text:span text:style-name="T3">url</text:span><text:span text:style-name="T4"> varchar(255) not null – stores the Offer URL<text:line-break/>- </text:span><text:span text:style-name="T3">payout</text:span><text:span text:style-name="T4"> decimal(5,2) not null default '0.00' – stores the Payout for the Offer<text:line-break/>- </text:span><text:span text:style-name="T3">aff_network_id</text:span><text:span text:style-name="T4"> int unsigned not null – stores a reference to the Affiliate Network that the Offer is </text:span><text:span text:style-name="T4">associated with<text:line-break/></text:span><text:soft-page-break/><text:span text:style-name="T4">- </text:span><text:span text:style-name="T3">owner_id</text:span><text:span text:style-name="T4"> int unsigned not null – id of the Administrator that the Offer belongs to</text:span></text:p>
      <text:p text:style-name="P3"><text:span text:style-name="T1">- </text:span><text:span text:style-name="T2">creator_id</text:span><text:span text:style-name="T1"> int unsigned not null – id of the User, who created this Offer originally<text:line-break/>- </text:span><text:span text:style-name="T2">creation_dt</text:span><text:span text:style-name="T1"> datetime not null – when was the Offer created?</text:span></text:p>
      <text:p text:style-name="P1"><text:span text:style-name="T7">- </text:span><text:span text:style-name="T8">modification_dt</text:span><text:span text:style-name="T7"> datetime not null – when was the Offer last modified?<text:line-break/>- </text:span><text:span text:style-name="T8">hidden</text:span><text:span text:style-name="T7"> tinyint(1) unsigned not null – whether the Offer has been deleted (1) or not (0). As we know all delete operations throughout ATS are non-destructive, meaning nothing actually gets DELETED from the database, so the hidden column identifies whether an Offer has been marked as deleted or not.<text:line-break/></text:span><text:span text:style-name="T20"><text:line-break/>6. Traffic Sources<text:line-break/><text:line-break/></text:span><text:span text:style-name="T17">6.1 Overview<text:line-break/><text:line-break/></text:span><text:span text:style-name="T7">Traffic Sources enable Users to define logical groupings, which specify where traffic for a given Campaign is expected to come from. In example, if a Campaign is being promoted primarily on Facebook, a User can define a new Traffic Source, name it "Facebook", and use it with his Campaigns.<text:line-break/><text:line-break/></text:span><text:span text:style-name="T8">6</text:span><text:span text:style-name="T17">.2 Traffic Sources Screen<text:line-break/><text:line-break/></text:span><text:span text:style-name="T7">To be able to view the Traffic Sources screen, the User needs to posses the "View Traffic Sources" permission.<text:line-break/><text:line-break/>Just like the Offers and the Affiliate Networks screens, the Traffic Sources screen is subdivided into two columns, one taking about 30% of the total interface width (LEFT AREA), and the other one taking the rest 70% (RIGHT AREA)<text:line-break/><text:line-break/>A listing of existing Traffic Sources associated with the Owner ID of the currently logged-in User is displayed inside the LEFT AREA. Each Traffic Source is listed on a new row, with each row being subdivided into a Name column and an Options column.<text:line-break/><text:line-break/>Under the Name column, the User can see the exact name of the Traffic Source as specified by its Creator.<text:line-break/><text:line-break/>Under the Options column, there are the following buttons available (but only assuming the User has the necessary permissions to perform these operations)<text:line-break/><text:line-break/>- View or Edit (depending on whether the User has been granted an "Edit Traffic Sources" permission, or just the "View Traffic Sources" permission), which allows the User to either browser, or edit the Traffic Source details.<text:line-break/>- Delete – allows the User to Delete the Traffic Source<text:line-break/><text:line-break/>If the User possesses the "Create Traffic Sources" permission, a "Create" button is available right above that list, and another one – right below the list. <text:line-break/><text:line-break/>The name column is sortable, and by default the Traffic Sources are sorted alphabetically in ascending order.<text:line-break/><text:line-break/>To make the interface more user-friendly, clicking "View", "Edit", "Delete" or "Create" doesn't redirect the User to an entirely new screen, but instead, the contents corresponding to the selected </text:span><text:span text:style-name="T7">action are loaded inside the RIGHT AREA, so everything related to Traffic Sources can happen on </text:span><text:soft-page-break/><text:span text:style-name="T7">the same screen, without unnecessary page reloads.<text:line-break/></text:span><text:span text:style-name="T7"><text:line-break/></text:span><text:span text:style-name="T17">6.3 Viewing Traffic Sources<text:line-break/><text:line-break/></text:span><text:span text:style-name="T7">Clicking the View button (assuming the User has the "View Traffic Sources" permission) next to a Traffic Source listed on the Traffic Sources screen loads a FORM containing details about the Traffic Source inside the RIGHT AREA of the screen. The Form contains:<text:line-break/><text:line-break/>- a readonly text input field labeled "Name" pre-populated with the name of the Traffic Source<text:line-break/>- a list of Campaigns (sorted alphabetically in ascending order), which have been associated with the current Traffic Source<text:line-break/></text:span><text:span text:style-name="T17"><text:line-break/>6.4 Creating Traffic Sources<text:line-break/><text:line-break/></text:span><text:span text:style-name="T7">To be able to create Traffic Sources, the User needs to possess the "Create Traffic Sources" permission. After clicking the "Create" button next the preferred Traffic Source, the User sees contents of the creation FORM loaded inside the RIGHT AREA of the Traffic Sources screen.<text:line-break/><text:line-break/>The FORM contains the following fields:<text:line-break/><text:line-break/>- a text input field labeled "Name", where the User can input a name for the Traffic Source that is about to be created<text:line-break/>- a multiselect field (powered by </text:span><text:a xlink:type="simple" xlink:href="http://harvesthq.github.io/chosen/">http://harvesthq.github.io/chosen/</text:a><text:span text:style-name="T7">), which allows the User to associate this Traffic Source with one or more of the Campaigns already available in the system.<text:line-break/>- an "Add" button, which allows the User to submit the FORM in order to create the Traffic Source<text:line-break/><text:line-break/>The name field cannot be empty and cannot contain input longer than 32 characters; Only alphanumerics are allowed, as well as an underscore ("_") and a dash ("-")<text:line-break/><text:line-break/>The multiselect field for Campaigns CAN be left empty<text:line-break/><text:line-break/>Once the Add button is clicked, the system validates the input and if everything is correct adds the Traffic Source to the database. If an error occurrs – an error message is displayed.<text:line-break/><text:line-break/>The interface refreshes through AJAX requests. Error and Success messages are displayed right above the FORM, but still within the RIGHT AREA, and in addition, upon Success, the contents of the LEFT AREA are refreshed too (so that the new Traffic Source can appear in the list)</text:span><text:span text:style-name="T17"><text:line-break/><text:line-break/>6.5 Editing Traffic Sources<text:line-break/><text:line-break/></text:span><text:span text:style-name="T7">To edit Traffic Sources, the User needs to possess the "Edit Traffic Sources" permission. The Edit FORM is loaded inside the RIGHT AREA of the Traffic Sources screen.<text:line-break/><text:line-break/>The FORM contains the following fields:<text:line-break/><text:line-break/>- a text input field labeled "Name" pre-populated with the name of the Traffic Source<text:line-break/>- a list of Campaigns (sorted alphabetically in ascending order), which have been associated with the current Traffic Source, with a "delete" button available next to each Campaign, which allows the User to remove the association between the given Campaign and the given Traffic Source<text:line-break/>- a SELECT field <text:s/>(not MULTISELECT) (powered by </text:span><text:a xlink:type="simple" xlink:href="http://harvesthq.github.io/chosen/">http://harvesthq.github.io/chosen/</text:a><text:span text:style-name="T7">), </text:span><text:span text:style-name="T7">which allows the User to add more Campaigns to the Campaigns list and next to it an "Add </text:span><text:soft-page-break/><text:span text:style-name="T7">Campaign" button, which confirms the selection and adds it to the list of Campaigns<text:line-break/>- an "Update" button, which allows the User to submit the FORM<text:line-break/></text:span><text:span text:style-name="T7"><text:line-break/>Upon submission, the FORM is validated, and either an error message is displayed, or the Traffic Source is updated and the FORM is refreshed entirely.<text:line-break/><text:line-break/>If the currently logged-in User possesses a "Delete Traffic Sources" permission, there is an additional "Delete" button next to the "Update" button, which opens up a confirmation dialog and allows the User to remove the Traffic Source.<text:line-break/></text:span></text:p>
      <text:p text:style-name="P2"><text:span text:style-name="T15">6.6 Deleting Traffic Sources<text:line-break/><text:line-break/></text:span><text:span text:style-name="T4">To delete a Traffic Source the User needs to click the "Delete" button next to it, which is visible to the User if he has the "Delete Traffic Sources" permission.<text:line-break/><text:line-break/>Upon clicking the Delete button, a confirmation dialog appears, prompting the User to confirm the deletion of the Traffic Source. Upon confirmation the Traffic Source is removed and all of its Campaign associations are destroyed permanently.<text:line-break/><text:line-break/>The list of Traffic Sources inside the LEFT AREA is refreshed.</text:span><text:span text:style-name="T15"><text:line-break/><text:line-break/>6.7 Database Schema<text:line-break/><text:line-break/></text:span><text:span text:style-name="T4">A single table, named </text:span><text:span text:style-name="T3">ats_traffic_sources</text:span><text:span text:style-name="T4">, is sufficient for the implementation of the Traffic Source functionality. The table has the following structure:<text:line-break/><text:line-break/>- </text:span><text:span text:style-name="T3">id</text:span><text:span text:style-name="T4"> int unsigned not null primary key auto_increment – serves as a primary key for the table and as a way to identify the Traffic Source</text:span></text:p>
      <text:p text:style-name="P2"><text:span text:style-name="T4">- </text:span><text:span text:style-name="T3">name </text:span><text:span text:style-name="T4">varchar(32) not null – stores the name of the Traffic Source<text:line-break/>- </text:span><text:span text:style-name="T3">owner_id</text:span><text:span text:style-name="T4"> int unsigned not null – id of the Administrator that the Traffic Source belongs to</text:span></text:p>
      <text:p text:style-name="P3"><text:span text:style-name="T1">- </text:span><text:span text:style-name="T2">creator_id</text:span><text:span text:style-name="T1"> int unsigned not null – id of the User, who created this Traffic Source originally<text:line-break/>- </text:span><text:span text:style-name="T2">creation_dt</text:span><text:span text:style-name="T1"> datetime not null – when was the Traffic Source created?</text:span></text:p>
      <text:p text:style-name="P2"><text:span text:style-name="T4">- </text:span><text:span text:style-name="T3">modification_dt</text:span><text:span text:style-name="T4"> datetime not null – when was the Traffic Source last modified?<text:line-break/>- </text:span><text:span text:style-name="T3">hidden</text:span><text:span text:style-name="T4"> tinyint(1) unsigned not null – whether the Traffic Source has been deleted (1) or not (0). As we know all delete operations throughout ATS are non-destructive, meaning nothing actually gets DELETED from the database, so the hidden column identifies whether a Traffic Source has been marked as deleted or not.<text:line-break/><text:line-break/>An INDEX is present on the </text:span><text:span text:style-name="T3">owner_id</text:span><text:span text:style-name="T4"> column.</text:span><text:line-break/><text:line-break/>7. Landing Pages<text:line-break/><text:line-break/>7<text:span text:style-name="T15">.1 Overview<text:line-break/><text:line-break/></text:span><text:span text:style-name="T4">Landing Pages are websites that a Publisher (aka an ATS User) owns and uses specifically to promote various Offers supplied by the Affiliate Networks. Users add their Landing Pages to ATS, so they can use them in Campaigns along with Offers.<text:line-break/><text:line-break/>7</text:span><text:span text:style-name="T15">.2 Landing Pages Screen<text:line-break/><text:line-break/></text:span><text:span text:style-name="T4">To be able to view the Landing Pages screen, the User needs to posses the "View Landing Pages" </text:span><text:soft-page-break/><text:span text:style-name="T4">permission.<text:line-break/><text:line-break/></text:span><text:span text:style-name="T4">Just like the other resource screens, the Landing Pages screen is subdivided into two columns, one taking about 30% of the total interface width (LEFT AREA), and the other one taking the rest 70% (RIGHT AREA)<text:line-break/></text:span><text:span text:style-name="T4"><text:line-break/>A listing of existing Landing Pages associated with the Owner ID of the currently logged-in User is </text:span><text:span text:style-name="T4">displayed inside the LEFT AREA. Each Landing Page is listed on a new row, with each row being subdivided into a Name column and an Options column.<text:line-break/><text:line-break/>Under the Name column, the User can see the exact name of the Landing Page as specified by its Creator.<text:line-break/><text:line-break/>Under the Options column, there are the following buttons available (but only assuming the User has the necessary permissions to perform these operations)<text:line-break/><text:line-break/>- View or Edit (depending on whether the User has been granted an "Edit Landing Pages" permission, or just the "View Landing Pages" permission), which allows the User to either browser, or edit the Landing Page details.<text:line-break/>- Delete – allows the User to Delete the Landing Page<text:line-break/><text:line-break/>If the User possesses the "Create Landing Pages" permission, a "Create" button is available right above that list, and another one – right below the list. <text:line-break/><text:line-break/>The name column is sortable, and by default the Landing Pages are sorted alphabetically in ascending order.<text:line-break/><text:line-break/>To make the interface more user-friendly, clicking "View", "Edit", "Delete" or "Create" doesn't redirect the User to an entirely new screen, but instead, the contents corresponding to the selected action are loaded inside the RIGHT AREA, so everything related to Landing Pages can happen on the same screen, without unnecessary page reloads.<text:line-break/><text:line-break/></text:span><text:span text:style-name="T15">7.3 Viewing Landing Pages<text:line-break/><text:line-break/></text:span><text:span text:style-name="T4">Clicking the View button (assuming the User has the "View Landing Pages" permission) next to a Landing Page listed on the Landing Pages screen loads a FORM containing details about the Landing Page inside the RIGHT AREA of the screen. The Form contains:<text:line-break/><text:line-break/>- a readonly text input field labeled "Name" pre-populated with the name of the Landing Page<text:line-break/>- a readonly text input field labeled "URL" pre-populated with the URL that leads to the Landing Page<text:line-break/>- a list of Campaigns (sorted alphabetically in ascending order) that the Landing Page has been associated with<text:line-break/></text:span><text:span text:style-name="T15"><text:line-break/>7.4 Creating Landing Pages<text:line-break/><text:line-break/></text:span><text:span text:style-name="T4">To be able to create Landing Pages, the User needs to possess the "Create Landing Pages" permission. After clicking the "Create" button next the preferred Landing Page, the User sees contents of the creation FORM loaded inside the RIGHT AREA of the Landing Pages screen.<text:line-break/><text:line-break/>The FORM contains the following fields:<text:line-break/></text:span><text:span text:style-name="T4"><text:line-break/></text:span><text:soft-page-break/><text:span text:style-name="T4">- a text input field labeled "Name", where the User can input a name for the Landing Page that is about to be created<text:line-break/></text:span><text:span text:style-name="T4">- a text input field labeled "URL", where the User can input the URL that leads to the Landing Page<text:line-break/>- an "Add" button, which allows the User to submit the FORM in order to create the Landing Page<text:line-break/><text:line-break/></text:span><text:span text:style-name="T4">The name field cannot be empty and cannot contain input longer than 32 characters; Only alphanumerics are allowed, as well as an underscore ("_") and a dash ("-")<text:line-break/></text:span><text:span text:style-name="T4"><text:line-break/>The URL field cannot be empty, should contain a valid URL, and its length cannot exceed 255 characters.<text:line-break/><text:line-break/>Once the Add button is clicked, the system validates the input and if everything is correct adds the Landing Page to the database. If an error occurrs – an error message is displayed.<text:line-break/><text:line-break/>The interface refreshes through AJAX requests. Error and Success messages are displayed right above the FORM, but still within the RIGHT AREA, and in addition, upon Success, the contents of the LEFT AREA are refreshed too (so that the new Landing Page can appear in the list)</text:span><text:span text:style-name="T15"><text:line-break/><text:line-break/>7.5 Editing Landing Pages<text:line-break/><text:line-break/></text:span><text:span text:style-name="T4">To edit Landing Pages, the User needs to possess the "Edit Landing Pages" permission. The Edit FORM is loaded inside the RIGHT AREA of the Landing Pages screen.<text:line-break/><text:line-break/>The FORM contains the following fields:<text:line-break/><text:line-break/>- a text input field labeled "Name" pre-populated with the name of the Landing Page<text:line-break/>- a text input field labeled "URL" pre-populated with the URL that leads to the Landing Page<text:line-break/>- a list of Campaigns (sorted alphabetically in ascending order) that current Landing Page is being used with (having informative purpose)<text:line-break/>- an "Update" button, which allows the User to submit the FORM<text:line-break/><text:line-break/>Upon submission, the FORM is validated, and either an error message is displayed, or the Landing Page is updated and the FORM is refreshed entirely.<text:line-break/><text:line-break/>If the currently logged-in User possesses a "Delete Landing Pages" permission, there is an additional "Delete" button next to the "Update" button, which opens up a confirmation dialog and allows the User to remove the Landing Page.<text:line-break/></text:span></text:p>
      <text:p text:style-name="P2"><text:span text:style-name="T15">7.6 Deleting Landing Pages<text:line-break/><text:line-break/></text:span><text:span text:style-name="T4">To delete a Landing Page the User needs to click the "Delete" button next to it, which is visible to the User if he has the "Delete Landing Pages" permission.<text:line-break/><text:line-break/>Upon clicking the Delete button, a confirmation dialog appears, prompting the User to confirm the deletion of the Landing Page. Upon confirmation the Landing Page is removed and all of its Campaign associations are destroyed permanently.<text:line-break/><text:line-break/>The list of Landing Pages inside the LEFT AREA is refreshed.</text:span><text:span text:style-name="T15"><text:line-break/><text:line-break/>7.7 Database Schema<text:line-break/></text:span><text:span text:style-name="T15"><text:line-break/></text:span><text:soft-page-break/><text:span text:style-name="T4">A single table, named </text:span><text:span text:style-name="T3">ats_landing_pages</text:span><text:span text:style-name="T4">, is sufficient for the implementation of the Landing Page functionality. The table has the following structure:<text:line-break/></text:span><text:span text:style-name="T4"><text:line-break/>- </text:span><text:span text:style-name="T3">id</text:span><text:span text:style-name="T4"> int unsigned not null primary key auto_increment – serves as a primary key for the table and as a way to identify the Landing Page</text:span></text:p>
      <text:p text:style-name="P2"><text:span text:style-name="T4">- </text:span><text:span text:style-name="T3">name </text:span><text:span text:style-name="T4">varchar(32) not null – stores the name of the Landing Page<text:line-break/>- </text:span><text:span text:style-name="T3">url </text:span><text:span text:style-name="T4">varchar(255) not null – stores the URL of the Landing Page<text:line-break/></text:span><text:span text:style-name="T4">- </text:span><text:span text:style-name="T3">owner_id</text:span><text:span text:style-name="T4"> int unsigned not null – id of the Administrator that the Landing Page belongs to</text:span></text:p>
      <text:p text:style-name="P3"><text:span text:style-name="T1">- </text:span><text:span text:style-name="T2">creator_id</text:span><text:span text:style-name="T1"> int unsigned not null – id of the User, who created this Landing Page originally<text:line-break/>- </text:span><text:span text:style-name="T2">creation_dt</text:span><text:span text:style-name="T1"> datetime not null – when was the Landing Page created?</text:span></text:p>
      <text:p text:style-name="P1"><text:span text:style-name="T7">- </text:span><text:span text:style-name="T8">modification_dt</text:span><text:span text:style-name="T7"> datetime not null – when was the Landing Page last modified?<text:line-break/>- </text:span><text:span text:style-name="T8">hidden</text:span><text:span text:style-name="T7"> tinyint(1) unsigned not null – whether the Landing Page has been deleted (1) or not (0). As we know all delete operations throughout ATS are non-destructive, meaning nothing actually gets DELETED from the database, so the hidden column identifies whether a Landing Page has been marked as deleted or not.<text:line-break/><text:line-break/>An INDEX is present on the </text:span><text:span text:style-name="T8">owner_id</text:span><text:span text:style-name="T7"> column.</text:span><text:span text:style-name="T20"><text:line-break/><text:line-break/>8. Campaign Groups<text:line-break/><text:line-break/></text:span><text:span text:style-name="T17">8.1 Overview<text:line-break/><text:line-break/></text:span><text:span text:style-name="T7">Campaign Groups allow Users to organize their Campaigns by niche, country, or any other custom logic that makes sense to the end-User. In example, if a User has 10 different Campaigns, all promoting cosmetic products, but coming from different Traffic Sources and Affiliate Networks, the User can create a new Campaign Group named "Cosmetics" and assign it to all of these Campaigns, in order to make campaign tracking easier and more organized. Alternatively, if a User runs several different Campaigns, all targeted to a specific country (in example France), the User can create a Campaign Group labeled "France" and assign all of the corresponding campaigns to it – the options are endless, and it's up to the User to decide what the most logical Campaign Groups would be for his particular scenario, since every User thinks differently.<text:line-break/><text:line-break/></text:span><text:span text:style-name="T17">8.2 Campaign Groups Screen<text:line-break/><text:line-break/></text:span><text:span text:style-name="T7">To be able to view the Campaign Groups screen, the User needs to posses the "View Campaign Groups" permission.<text:line-break/><text:line-break/>Just like most of the other resource management screens, the Campaign Groups screen is subdivided into two columns, one taking about 30% of the total interface width (LEFT AREA), and the other one taking the rest 70% (RIGHT AREA)<text:line-break/><text:line-break/>A listing of existing Campaign Groups associated with the Owner ID of the currently logged-in User is displayed inside the LEFT AREA. Each Campaign Group is listed on a new row, with each row being subdivided into a Name column and an Options column.<text:line-break/><text:line-break/>Under the Name column, the User can see the exact name of the Campaign Group as specified by its Creator.<text:line-break/><text:line-break/>Under the Options column, there are the following buttons available (but only assuming the User has the necessary permissions to perform these operations)<text:line-break/></text:span><text:span text:style-name="T7"><text:line-break/></text:span><text:soft-page-break/><text:span text:style-name="T7">- View or Edit (depending on whether the User has been granted an "Edit Campaign Groups" permission, or just the "View Campaign Groups" permission), which allows the User to either </text:span><text:span text:style-name="T7">browser, or edit the Campaign Group details.<text:line-break/>- Delete – allows the User to Delete the Campaign Group<text:line-break/><text:line-break/>If the User possesses the "Create Campaign Groups" permission, a "Create" button is available right above that list, and another one – right below the list. <text:line-break/><text:line-break/>The name column is sortable, and by default the Campaign Groups are sorted alphabetically in ascending order.<text:line-break/><text:line-break/>To make the interface more user-friendly, clicking "View", "Edit", "Delete" or "Create" doesn't redirect the User to an entirely new screen, but instead, the contents corresponding to the selected action are loaded inside the RIGHT AREA, so everything related to Campaign Groups can happen on the same screen, without unnecessary page reloads.<text:line-break/><text:line-break/></text:span><text:span text:style-name="T17">8.3 Viewing Campaign Groups<text:line-break/><text:line-break/></text:span><text:span text:style-name="T7">Clicking the View button (assuming the User has the "View Campaign Groups" permission) next to a Campaign Group listed on the Campaign Groups screen loads a FORM containing details about the Campaign Group inside the RIGHT AREA of the screen. The Form contains:<text:line-break/><text:line-break/>- a readonly text input field labeled "Name" pre-populated with the name of the Campaign Group<text:line-break/>- a list of Campaigns (sorted alphabetically in ascending order), which have established associations with the current Campaign Group<text:line-break/></text:span><text:span text:style-name="T17"><text:line-break/>8.4 Creating Campaign Groups<text:line-break/><text:line-break/></text:span><text:span text:style-name="T7">To be able to create Campaign Groups, the User needs to possess the "Create Campaign Groups" permission. After clicking the "Create" button next to the preferred Campaign Group, the User sees contents of the creation FORM loaded inside the RIGHT AREA of the Campaign Groups screen.<text:line-break/><text:line-break/>The FORM contains the following fields:<text:line-break/><text:line-break/>- a text input field labeled "Name", where the User can input a name for the Campaign Group that is about to be created<text:line-break/>- a multiselect field (powered by </text:span><text:a xlink:type="simple" xlink:href="http://harvesthq.github.io/chosen/">http://harvesthq.github.io/chosen/</text:a><text:span text:style-name="T7">), which allows the User to assign this Campaign Group to one or more Campaigns already available in the system.<text:line-break/>- an "Add" button, which allows the User to submit the FORM in order to create the Campaign Group<text:line-break/><text:line-break/>The name field cannot be empty and cannot contain input longer than 32 characters; Only alphanumerics are allowed, as well as an underscore ("_") and a dash ("-")<text:line-break/><text:line-break/>The multiselect field for Campaigns CAN be left empty<text:line-break/><text:line-break/>Once the Add button is clicked, the system validates the input and if everything is correct adds the Campaign Group to the database. If an error occurrs – an error message is displayed.<text:line-break/><text:line-break/>The interface refreshes through AJAX requests. Error and Success messages are displayed right above the FORM, but still within the RIGHT AREA, and in addition, upon Success, the contents of </text:span><text:span text:style-name="T7">the LEFT AREA are refreshed too (so that the new Campaign Group can appear in the list)</text:span><text:span text:style-name="T17"><text:line-break/></text:span><text:soft-page-break/><text:span text:style-name="T17"><text:line-break/>8.5 Editing Campaign Groups<text:line-break/></text:span><text:span text:style-name="T17"><text:line-break/></text:span><text:span text:style-name="T7">To edit Campaign Groups, the User needs to possess the "Edit Campaign Groups" permission. The Edit FORM is loaded inside the RIGHT AREA of the Campaign Groups screen.<text:line-break/><text:line-break/>The FORM contains the following fields:<text:line-break/><text:line-break/>- a text input field labeled "Name" pre-populated with the name of the Campaign Group<text:line-break/>- a list of Campaigns (sorted alphabetically in ascending order), which have been associated with the current Campaign Group, with a "delete" button available next to each Campaign, which allows the User to remove the association between the given Campaigns and the given Campaign Group<text:line-break/>- a SELECT field <text:s/>(not MULTISELECT) (powered by </text:span><text:a xlink:type="simple" xlink:href="http://harvesthq.github.io/chosen/">http://harvesthq.github.io/chosen/</text:a><text:span text:style-name="T7">), which allows the User to add more Campaigns to the Campaigns list and next to it an "Add Campaign" button, which confirms the selection and adds it to the list of Campaigns<text:line-break/>- an "Update" button, which allows the User to submit the FORM<text:line-break/><text:line-break/>Upon submission, the FORM is validated, and either an error message is displayed, or the Campaign Group is updated and the FORM is refreshed entirely.<text:line-break/><text:line-break/>If the currently logged-in User possesses a "Delete Campaign Groups" permission, there is an additional "Delete" button next to the "Update" button, which opens up a confirmation dialog and allows the User to remove the Campaign Group.<text:line-break/></text:span></text:p>
      <text:p text:style-name="P2"><text:span text:style-name="T15">8.6 Deleting Campaign Groups<text:line-break/><text:line-break/></text:span><text:span text:style-name="T4">To delete a Campaign Group the User needs to click the "Delete" button next to it, which is visible to the User if he has the "Delete Campaign Groups" permission.<text:line-break/><text:line-break/>Upon clicking the Delete button, a confirmation dialog appears, prompting the User to confirm the deletion of the Campaign Group. Upon confirmation the Campaign Group is removed and all of its Campaign associations are destroyed permanently.<text:line-break/><text:line-break/>The list of Campaign Groups inside the LEFT AREA is refreshed.</text:span><text:span text:style-name="T15"><text:line-break/><text:line-break/>8.7 Database Schema<text:line-break/><text:line-break/></text:span><text:span text:style-name="T4">A single table, named </text:span><text:span text:style-name="T3">ats_campaign_groups</text:span><text:span text:style-name="T4">, is sufficient for the implementation of the Campaign Group functionality. The table has the following structure:<text:line-break/><text:line-break/>- </text:span><text:span text:style-name="T3">id</text:span><text:span text:style-name="T4"> int unsigned not null primary key auto_increment – serves as a primary key for the table and as a way to identify the Campaign Group</text:span></text:p>
      <text:p text:style-name="P2"><text:span text:style-name="T4">- </text:span><text:span text:style-name="T3">name </text:span><text:span text:style-name="T4">varchar(32) not null – stores the name of the Campaign Group<text:line-break/>- </text:span><text:span text:style-name="T3">owner_id</text:span><text:span text:style-name="T4"> int unsigned not null – id of the Administrator that the Campaign Group belongs to</text:span></text:p>
      <text:p text:style-name="P3"><text:span text:style-name="T1">- </text:span><text:span text:style-name="T2">creator_id</text:span><text:span text:style-name="T1"> int unsigned not null – id of the User, who created this Campaign Group originally<text:line-break/>- </text:span><text:span text:style-name="T2">creation_dt</text:span><text:span text:style-name="T1"> datetime not null – when was the Campaign Group created?</text:span></text:p>
      <text:p text:style-name="P2"><text:span text:style-name="T4">- </text:span><text:span text:style-name="T3">modification_dt</text:span><text:span text:style-name="T4"> datetime not null – when was the Campaign Group last modified?<text:line-break/>- </text:span><text:span text:style-name="T3">hidden</text:span><text:span text:style-name="T4"> tinyint(1) unsigned not null – whether the Campaign Group has been deleted (1) or not (0). As we know all delete operations throughout ATS are non-destructive, meaning nothing actually gets DELETED from the database, so the hidden column identifies whether a Campaign Group has </text:span><text:span text:style-name="T4">been marked as deleted or not.<text:line-break/></text:span><text:soft-page-break/><text:span text:style-name="T4"><text:line-break/>An INDEX is present on the </text:span><text:span text:style-name="T3">owner_id</text:span><text:span text:style-name="T4"> column.</text:span><text:line-break/><text:line-break/>9. Campaigns<text:line-break/><text:line-break/>9<text:span text:style-name="T15">.1 Overview<text:line-break/><text:line-break/></text:span><text:span text:style-name="T4">Campaigns are the most essential Resource in ATS and a building block for the entire system. Campaigns allow Users to group their Offers with their Landing Pages, in order to create highly affective advertising schemes, reaching broader audience, and achieving increased revenue.<text:line-break/></text:span><text:span text:style-name="T15"><text:line-break/>9.2 Campaign Screen<text:line-break/><text:line-break/></text:span><text:span text:style-name="T4">The Campaign Screen is a bit different than other resource screens. To be able to see that screen, a User needs to posses the "View Campaigns" permission. <text:s/>The Campaign Screen is the default screen that a User sees after logging into the system. It displays information about all Campaigns currently available on the system, with an Owner ID corresponding to the Owner ID of the currently logged-in User.<text:line-break/><text:line-break/>Contrary to other resource screens, the Campaign Screen is not subdivided into columns. Its contents span the full width of the content area. Horizontally, it can be divided into two distinct areas:<text:line-break/><text:line-break/>- Filters – a set of UI elements (dropdowns, text inputs etc.), which allow the User to filter out campaigns from the Campaign List<text:line-break/><text:line-break/>- Campaign List – a table listing all Campaigns matching the criteria set by the filters. Each Campaign is listed on a new row and the table is subdivided into columns. The exact number of columns and contents presented in them depends on the permissions the currently logged-in User has<text:line-break/> <text:line-break/></text:span><text:span text:style-name="T3">9.2.1 Filters<text:line-break/><text:line-break/></text:span><text:span text:style-name="T4">The Filters area contains the following UI elements, which allow the User to filter out the entries displayed within the Campaign List:<text:line-break/><text:line-break/>If the User possesses only the "View Campaigns" permission, he only sees the following UI elements:<text:line-break/><text:line-break/>- a Status dropdown, which allows the User to filter out the Campaigns by Status ("All", "Active", "Inactive" Its value defaults to "All". The "All" option displays both "Active" and "Inactive" campaigns.<text:line-break/><text:line-break/>- a Traffic Sources MULTISELECT field driven by the Chosen jQuery plugin, which allows the User to filter out Campaigns by one or more Traffic Sources. The MULTISELECT contains a listing of all Traffic Sources having the same Owner ID as the Owner ID of the currently logged-in User. By default this field is empty, which means that the Campaign List would display all Campaigns regardless of the Traffic Source they are associated with. Additionally, the list of options contains the special value "None", which allows the User to list Campaigns which don't belong to a particular Traffic Source<text:line-break/></text:span><text:span text:style-name="T4"><text:line-break/></text:span><text:soft-page-break/><text:span text:style-name="T4">- a Campaign Groups MULTISELECT, very similar to the Traffic Sources field, which allows the User to filter out the Campaigns by Group. Defaults to empty, which means all Campaigns are </text:span><text:span text:style-name="T4">listed, regardless of the Campaign Group they belong to. A special option labeled "None" allows the User to list Campaigns not belonging to a particular Campaign Group<text:line-break/><text:line-break/>If the User possesses the "Campaign Stats" permission, the following UI elements are available in </text:span><text:span text:style-name="T4">addition to the UI elements described previously:<text:line-break/><text:line-break/>- a "Refresh" button, which allows the User to refresh the Click and Lead stats for the Campaigns displayed in the Campaign List<text:line-break/><text:line-break/>- a "Date From" and a "Date To" fields, powered by jQuery UI Datepicker, which allow the User to specify a timeframe for the Click and Lead stats (which also refelect to the Income calculation)<text:line-break/><text:line-break/>If the User possesses the "Create Campaigns" permission, the Filter Area is the place, where a "Create Campaign" button is located, which allows the User to create new campaigns.<text:line-break/></text:span><text:span text:style-name="T3"><text:line-break/>9.2.2 Campaign List</text:span><text:span text:style-name="T4"><text:line-break/><text:line-break/>Depending on the permissions a User has, the completeness of information displayed within the Campaign List may vary. In general each row in the table lists information about a single campaign, and is further subdivided into columns.<text:line-break/><text:line-break/>If the User possesses only the "View Campaigns" permission, he only sees the <text:s/>following columns:<text:line-break/><text:line-break/>- Name – name of the Campaign as specified by its Creator<text:line-break/>- Traffic Source – the name of the Traffic Source, which has been associated with the Campaign<text:line-break/>- Campaign Group – the name of the Campaign Group that the Campaign has been assigned to<text:line-break/>- Status – displays whether the Campaign is "Active" or "Inactive". This is determined automatically by the system, through a Cron Job running every 24 hours. The Cron Job analyzes whether the Campaign has been receiving clicks / leads within the last day, and if not – marks it as "Inactive"<text:line-break/>- Date Added – when was the Campaign originally created<text:line-break/>- Date Modified – when were the Campaign details last modified<text:line-break/><text:line-break/>In addition to these columns, if a User possesses the "Campaign Stats" permission, the following columns are also featured for each campaign row:<text:line-break/><text:line-break/>- Clicks – how many Clicks did the Campaign receive<text:line-break/>- Leads – how many Clicks converted to Leads (in other words, how many users Clicked the Campaign Link and purchased something from the advertiser's website, after being redirected through ATS)<text:line-break/><text:line-break/>In addition to these columns, if a User possesses the "Campaign Income" permission, the following columns are also featured for each campaign row:<text:line-break/><text:line-break/>- Income – displays the total Income (in USD) resulting from the Leads generated through the Campaign<text:line-break/><text:line-break/>Each column is sortable.<text:line-break/><text:line-break/></text:span><text:span text:style-name="T4">Along with that, each row contains an Options column, and the buttons presented in the Options </text:span><text:soft-page-break/><text:span text:style-name="T4">column again depend on the exact permissions a User has.<text:line-break/><text:line-break/></text:span><text:span text:style-name="T4">If the User possesses the "View Campaigns" permission, he is only presented a "View" button, which allows him to view detailed information about the Campaign<text:line-break/><text:line-break/>If the User possesses the "Edit Campaigns", he is presented an "Edit" button instead of a "View" </text:span><text:span text:style-name="T4">button, which allows him to tweak the Campaign settings and details.<text:line-break/><text:line-break/>If the User possesses the "Delete Campaigns" permission, there is also a "Delete" button, which allows him to remove the Campaign.<text:line-break/></text:span></text:p>
      <text:p text:style-name="P2"><text:span text:style-name="T4">If the User possesses the "Create Campaigns" permission, these is a "Clone" button, which allows him to make an exact duplicate of a Campaign<text:line-break/><text:line-break/>Finally, if the User possesses the "Campaign Stats" permission, there is a "Stats" button, which allows him to view detailed statistics about the Campaign.<text:line-break/></text:span><text:span text:style-name="T15"><text:line-break/>9.3 Creating Campaigns<text:line-break/><text:line-break/></text:span><text:span text:style-name="T4">To create Campaigns, a User needs to have the "Create Campaigns" permission. To reach the actual Create Campaigns screen, the User needs to click the "Create Campaign" button featured in the Filter section of the main Campaign Screen. This redirects the User to the main Campaign Creation screen, where the User is presented with several medium-sized icons, each one corresponding to a Campaign Type available in the system. Since Campaign Types are different in the way they work, the Create FORMS for each type have small differences and therefore each different type has its own unique creation screen, which the User can reach by clicking on the corresponding icon.<text:line-break/><text:line-break/>However, the Create FORMS also have their similarities, so regardless of the Campaign Type, a Campaign Creation FORM always contains the following fields in its very beginning:<text:line-break/><text:line-break/>- a text input field labeled "Name", which allows the User to specify a name for his Campaign<text:line-break/>- a dropdown labeled "Traffic Source", which allows the User to specify a Traffic Source for his Campaign<text:line-break/>- a dropdown labeled "Campaign Group", which allows the User to specify a Campaign Group for his Campaign<text:line-break/>- a group of radio buttons labeled "Redirect Type", containing the following options:<text:line-break/><text:tab/>- "Direct Redirect"<text:line-break/><text:tab/>- "Meta Redirect"<text:line-break/><text:tab/>- "Hybrid Redirect"<text:line-break/><text:line-break/>A Campaign Creation FORM also always has a "Create" button at its very bottom, allowing the User to submit the FORM and INSERT the Campaign into the database.<text:line-break/><text:line-break/>The content on the actual Campaign Creation screens is subdivided into tabs (same is valid for the Edit screens) The main Creation FORM is placed within the "General Settings" tab which is open by default, while there is also a "Cloaking Settings" tab, whose contents we discuss in detail later on, under 9.3.4 Campaign Cloaking<text:line-break/><text:line-break/></text:span><text:span text:style-name="T3">9.3.1 Campaign URLs</text:span><text:span text:style-name="T4"><text:line-break/><text:line-break/>Upon successfull creation of a Campaign, the User always receives at least one Tracking URL and a </text:span><text:span text:style-name="T4">Postback URL.<text:line-break/></text:span><text:soft-page-break/><text:span text:style-name="T4"><text:line-break/>The Tracking URL is the URL which tracks incoming clicks and redirects clickers to the corresponding Offers and/or Landing Pages. ATS Users use this URL on their websites, in their email campaigns etc. For certain Campaign types, the User may receive multiple Tracking URLs, which serve different redirection purposes. <text:line-break/><text:line-break/>The Postback URL is the URL which accepts postbacks from the Affiliate Networks in order to track leads for the Campaign. ATS Users use this URL with their Affiliate Network interfaces. Whenever a lead occurss, the Affiliate Network is responsible for sending an HTTP request to this URL, so ATS can identify that a lead has occurred and record the lead into the local database.<text:line-break/><text:line-break/></text:span><text:span text:style-name="T3">9.3.2 Redirect Types<text:line-break/></text:span><text:span text:style-name="T4">The Redirect Type tells ATS how a clicker should be redirected to a Landing Page / Offer upon clicking the Tracking URL for a Campaign. <text:line-break/><text:line-break/>- Direct Redirect redirects the clicker by issuing a straightforward PHP header() redirect, thus<text:line-break/> <text:s/>exposing HTTP Referer information about the given clicker.<text:line-break/>- Meta Redirect redirects the clicker by sending him to an empty page, which issues a META<text:line-break/> <text:s text:c="2"/>refresh, in order to redirect the clicker to the final destination (Offer or Landing Page) This<text:line-break/> <text:s text:c="2"/>method prevents HTTP Referer information from passing through to the Affiliate Network<text:line-break/>- Hybrid Redirect first analyzes the HTTP request in order to determine whether HTTP Referer<text:line-break/> <text:s text:c="2"/>information is present or not. If a Referer is set – a Meta Redirect is issued. If not – a Direct<text:line-break/> <text:s text:c="2"/>Redirect is issued.</text:span><text:span text:style-name="T15"><text:line-break/><text:line-break/></text:span><text:span text:style-name="T3">9.3.3 Campaign Types<text:line-break/><text:line-break/></text:span><text:span text:style-name="T4">ATL implements the following Campaign Types:<text:line-break/><text:line-break/>- Direct Link and Landing Page<text:line-break/>- Multiple Paths<text:line-break/>- Multiple Options<text:line-break/>- Landing Page Sequence<text:line-break/>- Lead Capture<text:line-break/><text:line-break/></text:span><text:span text:style-name="T3">9.3.3.1 Direct Link and Landing Page Campaigns<text:line-break/><text:line-break/></text:span><text:span text:style-name="T4">Direct Link and Landing Page Campaigns allow ATS Users to obtain a Tracking URL, which redirects to Landing Pages, Offers or a mix of both. The creation FORM for this Campaign type, contains the following additional UI elements:<text:line-break/><text:line-break/>- a Type dropdown, containing the options "Direct Link", "Landing Page" and "Split". "Direct Link" rotates between Offers, "Landing Page" rotates between Landing Pages, "Split" rotates between both Offers and Landing Pages. <text:line-break/><text:line-break/>- a text input field labeled "Split %", only visible if the "Split" value has been selected for the Type dropdown. Allows the User to specify how many % of the incoming clicks should be sent to the Landing Pages. The remainder is sent to the Offers.<text:line-break/><text:line-break/>- an Offers Section containing the following UI elements:<text:line-break/><text:tab/>- a dropdown, allowing the User to pick an Offer from the list of available Offers.<text:line-break/><text:tab/>- a text input field labeled "Share %", allowing the User to specify how many percents of the </text:span><text:span text:style-name="T4"><text:tab/> <text:s/>Offers Traffic should be sent to this Offer<text:line-break/></text:span><text:soft-page-break/><text:span text:style-name="T4"><text:tab/>- an "Add" button on a new row, which appends a new set of dropdown and text input fields<text:line-break/><text:tab/> <text:s/>to the Offers section, so a User can insert another Offer.<text:line-break/><text:line-break/>- a Landing Pages section containing the following UI elements:<text:line-break/><text:tab/>- a dropdown, allowing the User to pick a Landing Page from the list of available Landing<text:line-break/><text:tab/> <text:s/>Pages.<text:line-break/><text:tab/>- a text input field labeled "Share %", allowing the User to specify how many percents of the <text:tab/> <text:s/>Landing Pages Traffic should be sent to this Landing Page.<text:line-break/><text:tab/>- an "Add" button on a new row, which appends a new set of dropdown and text input fields<text:line-break/><text:tab/> <text:s/>to the Landing Pages section, so a User can insert another Landing Page.<text:line-break/><text:line-break/></text:span><text:span text:style-name="T3">9.3.3.2 Multiple Paths Campaigns</text:span><text:span text:style-name="T4"><text:line-break/><text:line-break/>Multiple Paths Campaigns allow ATS Users to obtain a primary Tracking URL, which iterates through special structures called Paths. A Path contains a set of Landing Pages and a set of Offers. Each Landing Page contains an Action button, which has a special secondary Tracking URL assigned as its href, which, once clicked, would redirect the clicker to one of the actual Offers being promoted for the given Path. The creation FORM for this Campaign type, contains the following additional UI elements:<text:line-break/><text:line-break/>- a Path section containing:<text:line-break/><text:tab/>- a text input field labeled "Split %", allowing the User to specify how many % of the <text:line-break/><text:tab/> <text:s/>incoming clicks should be sent to this Path<text:line-break/><text:tab/>- a Landing Pages section containing the following UI elements:<text:line-break/><text:tab/><text:tab/>- a dropdown, allowing the User to pick a Landing Pages from the list of available <text:tab/><text:tab/> Landing Pages.<text:line-break/><text:tab/><text:tab/>- a text input field labeled "Share %", allowing the User to specify how many <text:tab/><text:tab/><text:tab/> <text:s/>percents of the Landing Pages Traffic for this Path should be sent to this Landing <text:tab/><text:tab/> <text:s/>Page.<text:line-break/><text:tab/><text:tab/>- an "Add" button on a new row, which appends a new set of dropdown and text <text:tab/><text:tab/> <text:s/>input fields to the Landing Pages section, so a User can insert another Landing <text:tab/><text:tab/><text:tab/> <text:s/>Page for this Path<text:line-break/><text:tab/>- an Offers Section containing the following UI elements:<text:line-break/><text:tab/><text:tab/>- a dropdown, allowing the User to pick an Offer from the list of available Offers.<text:line-break/><text:tab/><text:tab/>- a text input field labeled "Share %", allowing the User to specify how many <text:tab/><text:tab/><text:tab/> <text:s/>percents of the Offers Traffic should be sent to this Offer<text:line-break/><text:tab/><text:tab/>- an "Add" button on a new row, which appends a new set of dropdown and text <text:tab/><text:tab/> <text:s text:c="2"/>input fields to the Offers section, so a User can insert another Offer.<text:line-break/>- an "Add" button, which appends another Path section to the creation FORM, allowing the User to specify as many paths as he wants for this Campaign.<text:line-break/><text:line-break/></text:span><text:span text:style-name="T3">9.3.3.3 Multiple Options Campaigns</text:span><text:span text:style-name="T4"><text:line-break/><text:line-break/>Multiple Options Campaigns allow ATS Users to obtain a primary Tracking URL, which redirects clickers to Landing Pages that contain multiple Action buttons. Each action button is considered as a different Option, and each Option leads to a different set of Offers that ATS rotates trough. The User defines which Action button should point to which Option, by assigning a special secondary Tracking URL as the href of each Action button. ATL generates such URLs for each Option added to the Campaign. The creation FORM for this Campaign type, contains the following additional UI elements:<text:line-break/><text:line-break/></text:span><text:span text:style-name="T4">- a Landing Pages section containing the following UI elements:<text:line-break/></text:span><text:soft-page-break/><text:span text:style-name="T4"><text:tab/>- a dropdown, allowing the User to pick a Landing Page from the list of available Landing<text:line-break/><text:tab/> <text:s/>Pages.<text:line-break/><text:tab/>- a text input field labeled "Share %", allowing the User to specify how many percents of the <text:tab/> <text:s/>Campaign traffic should be sent to this Landing Page.<text:line-break/><text:tab/>- an "Add" button on a new row, which appends a new set of dropdown and text input fields<text:line-break/><text:tab/> <text:s/>to the Landing Pages section, so a User can insert another Landing Page.<text:line-break/><text:line-break/>- an Options Section containing the following UI elements:<text:line-break/><text:tab/>- an Offers Section containing the following UI elements:<text:line-break/><text:tab/><text:tab/>- a dropdown, allowing the User to pick an Offer from the list of available Offers.<text:line-break/><text:tab/><text:tab/>- a text input field labeled "Share %", allowing the User to specify how many <text:tab/><text:tab/><text:tab/> <text:s/>percents of the Option Traffic should be sent to this Offer<text:line-break/><text:tab/><text:tab/>- an "Add" button on a new row, which appends a new set of dropdown and text <text:tab/><text:tab/> <text:s text:c="2"/>input fields to the Offers section, so a User can insert another Offer.<text:line-break/><text:tab/>- an "Add" button, which, once clicked, appends another Options section to the creation <text:tab/> <text:s/>FORM, allowing the User to specify as many Options as he wants for this Campaign.<text:line-break/><text:line-break/>In addition to a Tracking URL and Postback URL, upon creation, ATL generates a unique action URL for each Option. This action URL forces an Action button to iterate through the Offers corresponding to a particular Option.<text:line-break/><text:line-break/></text:span><text:span text:style-name="T3">9.3.3.4 Landing Page Sequence Campaigns<text:line-break/><text:line-break/></text:span><text:span text:style-name="T4">Landing Page Sequence Campaigns allow ATS Users to obtain a primary Tracking URL, which redirects clickers to Landing Pages that either contain Action buttons, which redirect to a 2</text:span><text:span text:style-name="T19">nd</text:span><text:span text:style-name="T4"> tier of Landing Pages, or redirect to Option groups containing Offers, or to a mix of both. Each Option group and each next tier of Landing Pages is assigned a secondary Tracking URL. The creation FORM for this Campaign type, contains the following additional UI elements:<text:line-break/><text:line-break/>- a Levels Section containing the following UI elements:<text:line-break/><text:tab/>- a Landing Pages section containing the following UI elements:<text:line-break/><text:tab/><text:tab/>- a dropdown, allowing the User to pick a Landing Page from the list of available <text:tab/><text:tab/> <text:s/>Landing Pages.<text:line-break/><text:tab/><text:tab/>- a text input field labeled "Share %", allowing the User to specify how many <text:tab/><text:tab/><text:tab/> <text:s/>percents of the traffic for this Level should be sent to this Landing Page.<text:line-break/><text:tab/><text:tab/>- an "Add" button on a new row, which appends a new set of dropdown and text <text:tab/> <text:s/><text:tab/> <text:s/>input fields to the Landing Pages section, so a User can insert another Landing <text:tab/><text:tab/><text:tab/> <text:s/>Page.<text:line-break/><text:tab/>- an "Add" button, which allows the User to add another Level containing a Landing Page<text:line-break/><text:tab/> <text:s text:c="2"/>section<text:line-break/><text:line-break/>- an Options Section containing the following UI elements:<text:line-break/><text:tab/>- an Offers Section containing the following UI elements:<text:line-break/><text:tab/><text:tab/>- a dropdown, allowing the User to pick an Offer from the list of available Offers.<text:line-break/><text:tab/><text:tab/>- a text input field labeled "Share %", allowing the User to specify how many <text:tab/><text:tab/><text:tab/> <text:s/>percents of the Option Traffic should be sent to this Offer<text:line-break/><text:tab/><text:tab/>- an "Add" button on a new row, which appends a new set of dropdown and text <text:tab/><text:tab/> <text:s text:c="2"/>input fields to the Offers section, so a User can insert another Offer.<text:line-break/><text:tab/>- an "Add" button, which, once clicked, appends another Options section to the creation <text:tab/> <text:s/>FORM, allowing the User to specify as many Options as he wants for this Campaign.<text:line-break/><text:line-break/></text:span><text:span text:style-name="T4">There is no limit on the amount of Options and Levels. However, upon successfull creation of a </text:span><text:soft-page-break/><text:span text:style-name="T4">Landing Page Sequence campaign, ATS generates a unique redirect/action/tracking URL for each Option and each Level. These URLs can be used as hrefs for the Action buttons of the Landing Pages, giving instructions to ATS, which Landing Page Level and/or Option group an Action button should redirect to.</text:span><text:span text:style-name="T3"><text:line-break/><text:line-break/>9.3.3.5 Lead Capture Campaigns</text:span><text:span text:style-name="T4"><text:line-break/><text:line-break/>Lead Capture Campaigns allow ATS Users to obtain a Tracking URL, which redirects to Landing Pages, and a Tracking URL, which redirects to Offers (or 2 URLs in total) Lead Capture Campaigns can be used well with Opt-in Pages. <text:s/>On Opt-in Pages, a visitors usually fills and submits a form, and upon submission, he is redirected to a Thank You page. An ATS User can put an action button having on of the Tracking URLs as a href, so that his visitors are redirected to an Offer or a Landing Page, or a Landing Pages, which contains an action button that redirects to an Offer. The creation FORM for this Campaign type, contains the following additional UI elements:<text:line-break/><text:line-break/>- a Landing Pages section containing the following UI elements:<text:line-break/><text:tab/>- a dropdown, allowing the User to pick a Landing Page from the list of available Landing<text:line-break/><text:tab/> <text:s/>Pages.<text:line-break/><text:tab/>- a text input field labeled "Share %", allowing the User to specify how many percents of the <text:tab/> <text:s/>Landing Pages Traffic should be sent to this Landing Page.<text:line-break/><text:tab/>- an "Add" button on a new row, which appends a new set of dropdown and text input fields<text:line-break/><text:tab/> <text:s/>to the Landing Pages section, so a User can insert another Landing Page.<text:line-break/><text:line-break/>- an Offers Section containing the following UI elements:<text:line-break/><text:tab/>- a dropdown, allowing the User to pick an Offer from the list of available Offers.<text:line-break/><text:tab/>- a text input field labeled "Share %", allowing the User to specify how many percents of the <text:tab/> <text:s/>Offers Traffic should be sent to this Offer<text:line-break/><text:tab/>- an "Add" button on a new row, which appends a new set of dropdown and text input fields<text:line-break/><text:tab/> <text:s/>to the Offers section, so a User can insert another Offer.<text:line-break/></text:span><text:span text:style-name="T3"><text:line-break/>9.3.4 Campaign Cloaking<text:line-break/><text:line-break/></text:span><text:span text:style-name="T4">To access the Campaign Cloaking settings screen, the User needs to possess either the "Edit Campaigns" or "Create Campaigns" permission. Campaign Cloaking settings are listed under the Cloaking Settings tab on the Create Campaign and Edit Campaign screens. The Campaign Cloaking screen contains a FORM, which allows the User to specify Cloaking settings for the Campaign. The FORM contains the following UI elements:<text:line-break/><text:line-break/>- a radio button group labeled "Cloaking" with two buttons labeled <text:s/>"On" and "Off". "Off" is checked by default, which means that cloaking will be disabled for the campaign.<text:line-break/>- a section labeled "Cloaking URLs" containing the following UI elements:<text:line-break/><text:tab/>- a text input field labeled "URL", where the User can paste a Cloaking URL<text:line-break/><text:tab/>- a text input field labeled "Share %", allowing the User to specify how many percents of<text:line-break/><text:tab/> <text:s/>the cloak traffic should be sent to this URL.<text:line-break/><text:tab/>- an "Add" button, which appends another text input field labeled "URL" to the "Cloaking<text:line-break/><text:tab/> <text:s text:c="2"/>URLs" section, allowing the User to add more Cloaking URLs to the list.<text:line-break/> <text:s text:c="2"/>The Cloaking URLs section allows the User to specify URLs that a clicker, matching certain<text:line-break/> <text:s text:c="2"/>criteria which exposes him as an unreliable clicker, would be redirected to, instead of being<text:line-break/> <text:s text:c="2"/>redirected to actual Landing Pages and/or Offers related to the actual Campaign.<text:line-break/>- a section labeled "Cloaking Filters" containing the following UI elements:<text:line-break/><text:tab/>- a radio button group labeled "HTTP Referer Cloaking", with two buttons<text:line-break/></text:span><text:span text:style-name="T4"><text:tab/> <text:s text:c="2"/>labeled "On" and "Off". Defaults to "On". Enables/disables HTTP Referer cloaking,<text:line-break/></text:span><text:soft-page-break/><text:span text:style-name="T4"><text:tab/> <text:s text:c="2"/>meaning, if the clicker's HTTP request comes with an HTTP Referer header set, ATS will<text:line-break/><text:tab/> <text:s text:c="2"/>send the clicker to the Cloaking URLs and not to the real Campaign contents.<text:line-break/><text:tab/>- a radio button group labeled "Query String Cloaking", with two buttons labeled “On”<text:line-break/><text:tab/> <text:s text:c="2"/>and “Off”. Defaults to “On”. Checks the fields passed in the query string sent along<text:line-break/><text:tab/> <text:s text:c="2"/>with the HTTP request and cloaks the Campaign upon field name match. The field values<text:line-break/><text:tab/> <text:s text:c="2"/>aren't checked.<text:line-break/><text:tab/>- a text input field labeled “Field Names” allowing the User to specify a comma-separated<text:line-break/><text:tab/> <text:s/>list of field names to use with the Query String Cloaking.<text:line-break/><text:tab/>- a radio button group labeled “IP Cloaking” with two radio buttons labeled “On” and “Off”<text:line-break/><text:tab/> <text:s/>Defaults to “Off”. Cloaks the campaign from clickers having IPs specified in the IP<text:line-break/><text:tab/> <text:s/>Blacklist<text:line-break/><text:tab/>- a textarea labeled “IP Blacklist” allowing the User to input IPs or IP ranges (each one on a <text:tab/> <text:s/>new row) that the Campaign should be cloaked from. Wildcard format is used for the IP<text:line-break/><text:tab/> <text:s/>ranges, i.e. 192.*, 192.168.*, 192.168.1.* etc.<text:line-break/><text:tab/>- a radio button group labeled “Recurring Visits Cloaking”, with two radio buttons labeled <text:line-break/><text:tab/> <text:s/>“On” and “Off”. Analyzes the IP of the Clicker and calculates the amount of times he has<text:line-break/><text:tab/> <text:s/>clicked the Campaign URL. If this amount exceeds the threshold set in the “Max Recurring<text:line-break/><text:tab/> <text:s/>Visits” fields, the Campaign is cloaked from the clicker.<text:line-break/><text:tab/>- a text input field labeled “Max Recurring Visits”, which sets a threshold for the Recurring<text:line-break/><text:tab/> <text:s/>Visits Cloaking<text:line-break/><text:tab/>- a radio button group labeled <text:s/>“Reverse DNS Cloaking”, with two radio buttons labeled <text:line-break/><text:tab/> <text:s/>“On” and “Off”. If enabled, ATS will perform reverse DNS on the clicker's IP in order to<text:line-break/><text:tab/> <text:s/>obtain its hostname. If the hostname matches a hostname specified within the list of <text:s/><text:tab/> <text:s/><text:tab/> <text:s/>forbidden hostnames, even partially, the Campaign will be cloaked.<text:line-break/><text:tab/>- a text input field labeled “Hostnames” allowing the User to specify a comma-separated<text:line-break/><text:tab/> <text:s/>list of hostnames to use with the Reverse DNS Cloaking.<text:line-break/><text:tab/>- a radio button group labeled “User Agent Cloaking”, with two radio buttons labeled <text:line-break/><text:tab/> <text:s/>“On” and “Off”. If enabled, ATS will analyze the User Agent of the clicker and compare<text:line-break/><text:tab/> <text:s/>it against the comma-separated list of user agent strings defined under the “User Agent<text:line-break/><text:tab/> <text:s text:c="2"/>Strings” section. ATS looks for partial matches. If a match is found, the Campaign is<text:line-break/><text:tab/> <text:s/>cloaked.<text:line-break/><text:tab/>- a text input field labeled “User Agent Strings” allowing the User to specify a comma-<text:tab/><text:tab/> <text:s/>separated list of user agent strings to use with the User Agent Cloaking.<text:line-break/><text:tab/>- a radio button group labeled “Geolocation Cloaking”, with two radio buttons labeled <text:line-break/><text:tab/> <text:s/>“On” and “Off”.<text:line-break/><text:tab/>- a dropdown labeled “Geolocation Cloaking Type” with two options labeled “Geolocation<text:line-break/><text:tab/> <text:s/>Match” and “Geolocation Mismatch”<text:line-break/><text:tab/>- a text input field labeled “Geographical Locations” allowing the User to specify a comma-<text:tab/> <text:s/>separated list of countries, cities, states or regions to use with the Geolocation Cloaking.<text:line-break/><text:tab/> <text:s/>If Geolocation Cloaking is enabled, ATS queries the clicker IP against the MaxMind <text:tab/> <text:s/><text:tab/> <text:s/>Geolocation database (</text:span><text:a xlink:type="simple" xlink:href="https://www.maxmind.com/"><text:span text:style-name="T4">https://www.maxmind.com/</text:span></text:a><text:span text:style-name="T4">) and if it comes from a country, <text:line-break/><text:tab/> <text:s/>state/region or city, which has been specified in the comma-separated list of Geographical <text:line-break/><text:tab/> <text:s/>Locations:<text:line-break/><text:tab/><text:tab/>- the Campaign is cloaked if Cloaking Type is set to Geolocation Match<text:line-break/><text:tab/><text:tab/>- the Campaign is not cloaked if the Cloaking Type is set to Geolocation Mismatch<text:line-break/><text:tab/>...otherwise the exact opposite occurs.<text:line-break/><text:line-break/>The whole idea behind Campaign Cloaking is to allow Users to hide the real contents of their Campaigns from certain users, organizations, websites, geographical locations etc.<text:line-break/></text:span><text:span text:style-name="T15"><text:line-break/>9.4 Cloning Campaigns<text:line-break/></text:span><text:span text:style-name="T15"><text:line-break/></text:span><text:soft-page-break/><text:span text:style-name="T4">To clone a Campaign, the User needs to have the "Create Campaigns" permission. The clone operations creates an exact duplicate of a Campaign in the database. Cloning can be invoked by clicking the "Clone" button for the corresponding Campaign listed on the main Campaign Screen.<text:line-break/><text:line-break/>Once this button is clicked a confirmation dialog appears, asking the User to input a name for the new Campaign, and to confirm his choice to clone the Campaign. Upon confirmation the Campaign is duplicated in the database and the Campaign List on the main screen is refreshed via AJAX<text:line-break/><text:line-break/>The Campaign Name can be left blank, in which case the new Campaign is named according to the following pattern:<text:line-break/><text:line-break/>"Copy of Campaign Name"<text:line-break/>"Copy of Campaign Name (1)"<text:line-break/>"Copy of Campaign Name (2)"<text:line-break/><text:line-break/>etc.</text:span><text:span text:style-name="T15"><text:line-break/><text:line-break/>9.5 Viewing Campaigns<text:line-break/><text:line-break/></text:span><text:span text:style-name="T4">To View a Campaign, the User needs to have the "View Campaigns" permission. The View Campaign screen can be accessed by clicking the "View" button next to the desired Campaign listed on the main Campaign Screen. Clicking the "View" button opens up a new browser tab (target = _blank), where a FORM is displayed. The FORM is an exact duplicate of the Create FORM for the corresponding Campaign Type (see 9.3.3 Campaign Types under 9.3 Creating Campaigns) The only difference is that the FORM is pre-populated with the campaign data stored into the database.</text:span><text:span text:style-name="T15"><text:line-break/><text:line-break/>9.6 Editing Campaigns<text:line-break/><text:line-break/></text:span><text:span text:style-name="T4">To Edit a Campaign, the User needs to have the "Edit Campaigns" permission. The Edit Campaign screen can be accessed by clicking the "Edit" button next to the desired Campaign listed on the main Campaign Screen. Clicking the "Edit" button opens up a new browser tab (target = _blank), where a FORM is displayed. The FORM is an exact duplicate of the Create FORM for the corresponding Campaign Type (see 9.3.3 Campaign Types under 9.3 Creating Campaigns) The only difference is that the FORM is pre-populated with the campaign data stored into the database, and that there is an "Update" button under it, which allows the User to save the changes that he made to the Campaign.</text:span><text:span text:style-name="T15"><text:line-break/><text:line-break/>9.7 Deleting Campaigns<text:line-break/><text:line-break/></text:span><text:span text:style-name="T4">To Delete a Campaign, the User needs to have the "Delete Campaigns" permission. The Delete operation is accessible through the Delete button next to each Campaign listed on the main campaign screen. When the Delete button for a Campaign has been clicked, a confirmation dialog appears, prompting the User to confirm his decision. Upon confirmation, the Campaign is deleted and the list of Campaigns is refreshed via AJAX.</text:span><text:span text:style-name="T15"><text:line-break/><text:line-break/>9.8 Campaign Stats<text:line-break/><text:line-break/></text:span><text:span text:style-name="T4">Stats allow Users to monitor how well their Campaigns perform. To be able to access this screen, the User needs to have the “Campaign Stats” permission, and for certain data also the “Campaign Income” permission. The collection of stats is achieved through a procedure called Campaign </text:span><text:span text:style-name="T4">Tracking. The Stats screen is accessed by clicking the “Stats” link next to a Campaign listed on the </text:span><text:soft-page-break/><text:span text:style-name="T4">main Campaign Screen. The Stats screen opens inside a new browser tab. <text:s/>The contents span the full width of the content area and are subdivided into tabs labeled: “Overview” and “Clickers”. The “Overview” tab is open by default. Both screens are horizontally subdivided into two sections: a filters section and a stats section. The filters section allows the User to filter out and group the data that will be presented to him in the stats section, by various criteria such as timeframe. The stats section is where the actual filtered data is being displayed, grouped according to the criteria the User set.<text:line-break/><text:line-break/></text:span><text:span text:style-name="T3">9.8.1 Overview</text:span><text:span text:style-name="T4"><text:line-break/><text:line-break/>The Overview Screen allows the User to examine how his Campaign performed within a specified timeframe.<text:line-break/><text:line-break/>The Filters section for the “Overview” tab, contains the following filters:<text:line-break/><text:line-break/>- a “Report Type” dropdown, having two options labeled “Summary” and “Breakdown”. “Summary” displays the totals for the Campaign, while “Breakdown” breaks down the totals into groups and subgroups of structural elements forming the Campaign. Depending on the Campaign Type, these elements may be: Landing Pages, Offers, Paths, and Options. The default option is “Summary”<text:line-break/>- a "Date From" and a "Date To" fields, powered by jQuery UI Datepicker, which allow the User to specify a timeframe for the Click and Lead stats (which also refelect to the Income calculation)<text:line-break/>- a Group By filter, which allows the User to break down the Structural Elements even further, into subgroups matching a certain logical criteria <text:s/>The “Group By” dropdown has the following options:<text:line-break/><text:tab/>- Browser – structural element stats are broken down into browser subgroups (e.g. Firefox<text:line-break/><text:tab/> <text:s/>Chrome, Internet Explorer etc.)<text:line-break/><text:tab/>- Connection – structural element stats are broken down into the following connection type <text:line-break/><text:tab/> <text:s/>subgroups: “Cellular”, “Wi-Fi”, “Broadband”<text:line-break/><text:tab/>- Country – structural element stats are broken down into country subgroups<text:line-break/><text:tab/>- Day Parting – structural element stats are broken down into 24 hour subgroups, starting<text:line-break/><text:tab/> <text:s/>from “12 am” to “11 pm” <text:line-break/><text:tab/>- Device Type <text:s/>- structural elements are broken down into device type subgroups (e.g. <text:line-break/><text:tab/> <text:s/>Mobile, Tablet, Computer)<text:line-break/><text:tab/>- Device Manufacturer – structural element stats are broken down into manufacturer <text:line-break/><text:tab/> <text:s/>subgroups (i.e. HTC, Samsung, Apple etc.)<text:line-break/><text:tab/>- ISP / Carrier – structural element stats are broken down into ISP subgroups (e.g. AOL,<text:line-break/><text:tab/> <text:s text:c="2"/>Comcast, EarthLink etc.)<text:line-break/><text:tab/>- Operating System – structural element stats are broken down into OS subgroups (e.g. <text:line-break/><text:tab/> <text:s/>Windows, Linux, Mac, Android)<text:line-break/><text:tab/>- Screen Resolution – structural element stats are broken down into Screen Resolution<text:line-break/><text:tab/> <text:s/>subgroups (e.g. 1024x768, 1280x1024 etc)<text:line-break/><text:tab/>- Week Parting – structural element stats are broken down into week day subgroups (e.g. <text:line-break/><text:tab/> <text:s/>Monday, Tuesday, Wednesday etc.)<text:line-break/><text:line-break/>Below is an illustration of how the filters affect the formatting of the data displayed on the Overview screen.<text:line-break/></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table:number-columns-spanned="3" office:value-type="string">
            <text:p text:style-name="P8"/>
          </table:table-cell>
          <table:covered-table-cell/>
          <table:covered-table-cell/>
          <table:table-cell table:style-name="Table1.A1" office:value-type="string">
            <text:p text:style-name="P8">Clicks</text:p>
          </table:table-cell>
          <table:table-cell table:style-name="Table1.A1" office:value-type="string">
            <text:p text:style-name="P8">Leads</text:p>
          </table:table-cell>
          <table:table-cell table:style-name="Table1.F1" office:value-type="string">
            <text:p text:style-name="P8">Income</text:p>
          </table:table-cell>
        </table:table-row>
        <table:table-row>
          <table:table-cell table:style-name="Table1.A2" table:number-columns-spanned="6" office:value-type="string">
            <text:p text:style-name="P8">Campaign Name</text:p>
          </table:table-cell>
          <table:covered-table-cell/>
          <table:covered-table-cell/>
          <table:covered-table-cell/>
          <table:covered-table-cell/>
          <table:covered-table-cell/>
        </table:table-row>
        <table:table-row>
          <table:table-cell table:style-name="Table1.A3" office:value-type="string">
            <text:p text:style-name="P8"/>
          </table:table-cell>
          <table:table-cell table:style-name="Table1.A2" table:number-columns-spanned="5" office:value-type="string">
            <text:p text:style-name="P8">Structural Element Name</text:p>
          </table:table-cell>
          <table:covered-table-cell/>
          <table:covered-table-cell/>
          <table:covered-table-cell/>
          <table:covered-table-cell/>
        </table:table-row>
        <table:table-row>
          <table:table-cell table:style-name="Table1.A3" office:value-type="string">
            <text:p text:style-name="P8"/>
          </table:table-cell>
          <table:table-cell table:style-name="Table1.A3" office:value-type="string">
            <text:p text:style-name="P8"/>
          </table:table-cell>
          <table:table-cell table:style-name="Table1.A3" office:value-type="string">
            <text:p text:style-name="P8">Subgroup Name</text:p>
          </table:table-cell>
          <table:table-cell table:style-name="Table1.A3" office:value-type="string">
            <text:p text:style-name="P8">Total Clicks for Subgroup</text:p>
          </table:table-cell>
          <table:table-cell table:style-name="Table1.A3" office:value-type="string">
            <text:p text:style-name="P8">Total Leads for Subgroup</text:p>
          </table:table-cell>
          <table:table-cell table:style-name="Table1.A2" office:value-type="string">
            <text:p text:style-name="P8">Total Income for Subgroup</text:p>
          </table:table-cell>
        </table:table-row>
        <text:soft-page-break/>
        <table:table-row>
          <table:table-cell table:style-name="Table1.A3" office:value-type="string">
            <text:p text:style-name="P8"/>
          </table:table-cell>
          <table:table-cell table:style-name="Table1.A3" office:value-type="string">
            <text:p text:style-name="P8"/>
          </table:table-cell>
          <table:table-cell table:style-name="Table1.A3" office:value-type="string">
            <text:p text:style-name="P8">Subgroup Name</text:p>
          </table:table-cell>
          <table:table-cell table:style-name="Table1.A3" office:value-type="string">
            <text:p text:style-name="P8">Total Clicks for Subgroup</text:p>
          </table:table-cell>
          <table:table-cell table:style-name="Table1.A3" office:value-type="string">
            <text:p text:style-name="P8">Total Leads for Subgroup</text:p>
          </table:table-cell>
          <table:table-cell table:style-name="Table1.A2" office:value-type="string">
            <text:p text:style-name="P8">Total Income for Subgroup</text:p>
          </table:table-cell>
        </table:table-row>
        <table:table-row>
          <table:table-cell table:style-name="Table1.A3" office:value-type="string">
            <text:p text:style-name="P8"/>
          </table:table-cell>
          <table:table-cell table:style-name="Table1.A3" office:value-type="string">
            <text:p text:style-name="P8"/>
          </table:table-cell>
          <table:table-cell table:style-name="Table1.A3" office:value-type="string">
            <text:p text:style-name="P8">Subgroup Name</text:p>
          </table:table-cell>
          <table:table-cell table:style-name="Table1.A3" office:value-type="string">
            <text:p text:style-name="P8">Total Clicks for Subgroup</text:p>
          </table:table-cell>
          <table:table-cell table:style-name="Table1.A3" office:value-type="string">
            <text:p text:style-name="P8">Total Leads for Subgroup</text:p>
          </table:table-cell>
          <table:table-cell table:style-name="Table1.A2" office:value-type="string">
            <text:p text:style-name="P8">Total Income for Subgroup</text:p>
          </table:table-cell>
        </table:table-row>
        <table:table-row>
          <table:table-cell table:style-name="Table1.A3" office:value-type="string">
            <text:p text:style-name="P8"/>
          </table:table-cell>
          <table:table-cell table:style-name="Table1.A3" office:value-type="string">
            <text:p text:style-name="P9">Total</text:p>
          </table:table-cell>
          <table:table-cell table:style-name="Table1.A3" office:value-type="string">
            <text:p text:style-name="P8"/>
          </table:table-cell>
          <table:table-cell table:style-name="Table1.A3" office:value-type="string">
            <text:p text:style-name="P8">Total Clicks for Structural El.</text:p>
          </table:table-cell>
          <table:table-cell table:style-name="Table1.A3" office:value-type="string">
            <text:p text:style-name="P8">Total Leads for Structural El.</text:p>
          </table:table-cell>
          <table:table-cell table:style-name="Table1.A2" office:value-type="string">
            <text:p text:style-name="P8">Total Income for Structural El.</text:p>
          </table:table-cell>
        </table:table-row>
        <table:table-row>
          <table:table-cell table:style-name="Table1.A3" office:value-type="string">
            <text:p text:style-name="P8"/>
          </table:table-cell>
          <table:table-cell table:style-name="Table1.A2" table:number-columns-spanned="5" office:value-type="string">
            <text:p text:style-name="P8">Structural Element Name</text:p>
          </table:table-cell>
          <table:covered-table-cell/>
          <table:covered-table-cell/>
          <table:covered-table-cell/>
          <table:covered-table-cell/>
        </table:table-row>
        <table:table-row>
          <table:table-cell table:style-name="Table1.A3" office:value-type="string">
            <text:p text:style-name="P8"/>
          </table:table-cell>
          <table:table-cell table:style-name="Table1.A3" office:value-type="string">
            <text:p text:style-name="P8"/>
          </table:table-cell>
          <table:table-cell table:style-name="Table1.A3" office:value-type="string">
            <text:p text:style-name="P8">Subgroup Name</text:p>
          </table:table-cell>
          <table:table-cell table:style-name="Table1.A3" office:value-type="string">
            <text:p text:style-name="P8">Total Clicks for Subgroup</text:p>
          </table:table-cell>
          <table:table-cell table:style-name="Table1.A3" office:value-type="string">
            <text:p text:style-name="P8">Total Leads for Subgroup</text:p>
          </table:table-cell>
          <table:table-cell table:style-name="Table1.A2" office:value-type="string">
            <text:p text:style-name="P8">Total Income for Subgroup</text:p>
          </table:table-cell>
        </table:table-row>
        <table:table-row>
          <table:table-cell table:style-name="Table1.A3" office:value-type="string">
            <text:p text:style-name="P8"/>
          </table:table-cell>
          <table:table-cell table:style-name="Table1.A3" office:value-type="string">
            <text:p text:style-name="P8"/>
          </table:table-cell>
          <table:table-cell table:style-name="Table1.A3" office:value-type="string">
            <text:p text:style-name="P8">Subgroup Name</text:p>
          </table:table-cell>
          <table:table-cell table:style-name="Table1.A3" office:value-type="string">
            <text:p text:style-name="P8">Total Clicks for Subgroup</text:p>
          </table:table-cell>
          <table:table-cell table:style-name="Table1.A3" office:value-type="string">
            <text:p text:style-name="P8">Total Leads for Subgroup</text:p>
          </table:table-cell>
          <table:table-cell table:style-name="Table1.A2" office:value-type="string">
            <text:p text:style-name="P8">Total Income for Subgroup</text:p>
          </table:table-cell>
        </table:table-row>
        <table:table-row>
          <table:table-cell table:style-name="Table1.A3" office:value-type="string">
            <text:p text:style-name="P8"/>
          </table:table-cell>
          <table:table-cell table:style-name="Table1.A3" office:value-type="string">
            <text:p text:style-name="P8"/>
          </table:table-cell>
          <table:table-cell table:style-name="Table1.A3" office:value-type="string">
            <text:p text:style-name="P8">Subgroup Name</text:p>
          </table:table-cell>
          <table:table-cell table:style-name="Table1.A3" office:value-type="string">
            <text:p text:style-name="P8">Total Clicks for Subgroup</text:p>
          </table:table-cell>
          <table:table-cell table:style-name="Table1.A3" office:value-type="string">
            <text:p text:style-name="P8">Total Leads for Subgroup</text:p>
          </table:table-cell>
          <table:table-cell table:style-name="Table1.A2" office:value-type="string">
            <text:p text:style-name="P8">Total Income for Subgroup</text:p>
          </table:table-cell>
        </table:table-row>
        <table:table-row>
          <table:table-cell table:style-name="Table1.A3" office:value-type="string">
            <text:p text:style-name="P8"/>
          </table:table-cell>
          <table:table-cell table:style-name="Table1.A3" office:value-type="string">
            <text:p text:style-name="P9">Total</text:p>
          </table:table-cell>
          <table:table-cell table:style-name="Table1.A3" office:value-type="string">
            <text:p text:style-name="P8"/>
          </table:table-cell>
          <table:table-cell table:style-name="Table1.A3" office:value-type="string">
            <text:p text:style-name="P8">Total Clicks for Structural El.</text:p>
          </table:table-cell>
          <table:table-cell table:style-name="Table1.A3" office:value-type="string">
            <text:p text:style-name="P8">Total Leads for Structural El.</text:p>
          </table:table-cell>
          <table:table-cell table:style-name="Table1.A2" office:value-type="string">
            <text:p text:style-name="P8">Total Income for Structural El.</text:p>
          </table:table-cell>
        </table:table-row>
        <table:table-row>
          <table:table-cell table:style-name="Table1.A3" office:value-type="string">
            <text:p text:style-name="P9">Total</text:p>
          </table:table-cell>
          <table:table-cell table:style-name="Table1.A3" office:value-type="string">
            <text:p text:style-name="P8"/>
          </table:table-cell>
          <table:table-cell table:style-name="Table1.A3" office:value-type="string">
            <text:p text:style-name="P8"/>
          </table:table-cell>
          <table:table-cell table:style-name="Table1.A3" office:value-type="string">
            <text:p text:style-name="P8">Total Clicks for Campaign</text:p>
          </table:table-cell>
          <table:table-cell table:style-name="Table1.A3" office:value-type="string">
            <text:p text:style-name="P8">Total Leads for Campaign</text:p>
          </table:table-cell>
          <table:table-cell table:style-name="Table1.A2" office:value-type="string">
            <text:p text:style-name="P8">Total Income for Campaign</text:p>
          </table:table-cell>
        </table:table-row>
      </table:table>
      <text:p text:style-name="P2"><text:span text:style-name="T3"><text:line-break/></text:span><text:span text:style-name="T4">The Income column is only visible to Users having the “Campaign Income” permission. Structural Element groups may be subdivided into Structural Element subgroups. In example, with Multiple Path Campaigns, each Path has a Landing Pages section and an Offers section, so the data will be formatted in the following way:<text:line-break/></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table-cell table:style-name="Table2.A1" table:number-columns-spanned="4" office:value-type="string">
            <text:p text:style-name="P8"/>
          </table:table-cell>
          <table:covered-table-cell/>
          <table:covered-table-cell/>
          <table:covered-table-cell/>
          <table:table-cell table:style-name="Table2.A1" office:value-type="string">
            <text:p text:style-name="P8"/>
          </table:table-cell>
          <table:table-cell table:style-name="Table2.A1" office:value-type="string">
            <text:p text:style-name="P8">Clicks</text:p>
          </table:table-cell>
          <table:table-cell table:style-name="Table2.A1" table:number-columns-spanned="2" office:value-type="string">
            <text:p text:style-name="P8">Leads</text:p>
          </table:table-cell>
          <table:covered-table-cell/>
          <table:table-cell table:style-name="Table2.I1" office:value-type="string">
            <text:p text:style-name="P8">Income</text:p>
          </table:table-cell>
        </table:table-row>
        <table:table-row>
          <table:table-cell table:style-name="Table2.A2" table:number-columns-spanned="7" office:value-type="string">
            <text:p text:style-name="P8">Campaign Name</text:p>
          </table:table-cell>
          <table:covered-table-cell/>
          <table:covered-table-cell/>
          <table:covered-table-cell/>
          <table:covered-table-cell/>
          <table:covered-table-cell/>
          <table:covered-table-cell/>
          <table:table-cell table:style-name="Table2.H2" table:number-columns-spanned="2" office:value-type="string">
            <text:p text:style-name="P8"/>
          </table:table-cell>
          <table:covered-table-cell/>
        </table:table-row>
        <table:table-row>
          <table:table-cell table:style-name="Table2.A2" office:value-type="string">
            <text:p text:style-name="P8"/>
          </table:table-cell>
          <table:table-cell table:style-name="Table2.A2" table:number-columns-spanned="6" office:value-type="string">
            <text:p text:style-name="P8">Path Name (structural element group)</text:p>
          </table:table-cell>
          <table:covered-table-cell/>
          <table:covered-table-cell/>
          <table:covered-table-cell/>
          <table:covered-table-cell/>
          <table:covered-table-cell/>
          <table:table-cell table:style-name="Table2.H2" table:number-columns-spanned="2" office:value-type="string">
            <text:p text:style-name="P8"/>
          </table:table-cell>
          <table:covered-table-cell/>
        </table:table-row>
        <table:table-row>
          <table:table-cell table:style-name="Table2.A2" office:value-type="string">
            <text:p text:style-name="P8"/>
          </table:table-cell>
          <table:table-cell table:style-name="Table2.A2" office:value-type="string">
            <text:p text:style-name="P8"/>
          </table:table-cell>
          <table:table-cell table:style-name="Table2.H2" table:number-columns-spanned="7" office:value-type="string">
            <text:p text:style-name="P8">Landing Page Name (structural element subgroup)</text:p>
          </table:table-cell>
          <table:covered-table-cell/>
          <table:covered-table-cell/>
          <table:covered-table-cell/>
          <table:covered-table-cell/>
          <table:covered-table-cell/>
          <table:covered-table-cell/>
        </table:table-row>
        <table:table-row>
          <table:table-cell table:style-name="Table2.A2" office:value-type="string">
            <text:p text:style-name="P8"/>
          </table:table-cell>
          <table:table-cell table:style-name="Table2.A2" office:value-type="string">
            <text:p text:style-name="P8"/>
          </table:table-cell>
          <table:table-cell table:style-name="Table2.A1" office:value-type="string">
            <text:p text:style-name="P8"/>
          </table:table-cell>
          <table:table-cell table:style-name="Table2.A1" table:number-columns-spanned="2" office:value-type="string">
            <text:p text:style-name="P8">Subgroup Name</text:p>
          </table:table-cell>
          <table:covered-table-cell/>
          <table:table-cell table:style-name="Table2.A2" office:value-type="string">
            <text:p text:style-name="P8">Total Clicks for Subgroup</text:p>
          </table:table-cell>
          <table:table-cell table:style-name="Table2.A2" table:number-columns-spanned="2" office:value-type="string">
            <text:p text:style-name="P8">Total Leads for Subgroup</text:p>
          </table:table-cell>
          <table:covered-table-cell/>
          <table:table-cell table:style-name="Table2.H2" office:value-type="string">
            <text:p text:style-name="P8">Total Income for Subgroup</text:p>
          </table:table-cell>
        </table:table-row>
        <table:table-row>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table:number-columns-spanned="2" office:value-type="string">
            <text:p text:style-name="P8">Subgroup Name</text:p>
          </table:table-cell>
          <table:covered-table-cell/>
          <table:table-cell table:style-name="Table2.A2" office:value-type="string">
            <text:p text:style-name="P8">Total Clicks for Subgroup</text:p>
          </table:table-cell>
          <table:table-cell table:style-name="Table2.A2" table:number-columns-spanned="2" office:value-type="string">
            <text:p text:style-name="P8">Total Leads for Subgroup</text:p>
          </table:table-cell>
          <table:covered-table-cell/>
          <table:table-cell table:style-name="Table2.H2" office:value-type="string">
            <text:p text:style-name="P8">Total Income for Subgroup</text:p>
          </table:table-cell>
        </table:table-row>
        <table:table-row>
          <table:table-cell table:style-name="Table2.A2" office:value-type="string">
            <text:p text:style-name="P8"/>
          </table:table-cell>
          <table:table-cell table:style-name="Table2.A2" office:value-type="string">
            <text:p text:style-name="P8"/>
          </table:table-cell>
          <table:table-cell table:style-name="Table2.A2" office:value-type="string">
            <text:p text:style-name="P9">Total</text:p>
          </table:table-cell>
          <table:table-cell table:style-name="Table2.A2" table:number-columns-spanned="2" office:value-type="string">
            <text:p text:style-name="P8"/>
          </table:table-cell>
          <table:covered-table-cell/>
          <table:table-cell table:style-name="Table2.A2" office:value-type="string">
            <text:p text:style-name="P8">Total Clicks for LP</text:p>
          </table:table-cell>
          <table:table-cell table:style-name="Table2.A2" table:number-columns-spanned="2" office:value-type="string">
            <text:p text:style-name="P8">Total Leads for LP</text:p>
          </table:table-cell>
          <table:covered-table-cell/>
          <table:table-cell table:style-name="Table2.H2" office:value-type="string">
            <text:p text:style-name="P8">Total Income fo LP</text:p>
          </table:table-cell>
        </table:table-row>
        <table:table-row>
          <table:table-cell table:style-name="Table2.A2" office:value-type="string">
            <text:p text:style-name="P8"/>
          </table:table-cell>
          <table:table-cell table:style-name="Table2.A2" office:value-type="string">
            <text:p text:style-name="P9">Total</text:p>
          </table:table-cell>
          <table:table-cell table:style-name="Table2.A2" office:value-type="string">
            <text:p text:style-name="P9"/>
          </table:table-cell>
          <table:table-cell table:style-name="Table2.A2" table:number-columns-spanned="2" office:value-type="string">
            <text:p text:style-name="P8"/>
          </table:table-cell>
          <table:covered-table-cell/>
          <table:table-cell table:style-name="Table2.A2" office:value-type="string">
            <text:p text:style-name="P8">Total Clicks for Structural El.</text:p>
          </table:table-cell>
          <table:table-cell table:style-name="Table2.A2" table:number-columns-spanned="2" office:value-type="string">
            <text:p text:style-name="P8">Total Leads for Structural El.</text:p>
          </table:table-cell>
          <table:covered-table-cell/>
          <table:table-cell table:style-name="Table2.H2" office:value-type="string">
            <text:p text:style-name="P8">Total Income for Structural El.</text:p>
          </table:table-cell>
        </table:table-row>
        <table:table-row>
          <table:table-cell table:style-name="Table2.A2" office:value-type="string">
            <text:p text:style-name="P9">Total</text:p>
          </table:table-cell>
          <table:table-cell table:style-name="Table2.A2" office:value-type="string">
            <text:p text:style-name="P8"/>
          </table:table-cell>
          <table:table-cell table:style-name="Table2.A2" office:value-type="string">
            <text:p text:style-name="P8"/>
          </table:table-cell>
          <table:table-cell table:style-name="Table2.A2" table:number-columns-spanned="2" office:value-type="string">
            <text:p text:style-name="P8"/>
          </table:table-cell>
          <table:covered-table-cell/>
          <table:table-cell table:style-name="Table2.A2" office:value-type="string">
            <text:p text:style-name="P8">Total Clicks for Campaign</text:p>
          </table:table-cell>
          <table:table-cell table:style-name="Table2.A2" table:number-columns-spanned="2" office:value-type="string">
            <text:p text:style-name="P8">Total Leads for Campaign</text:p>
          </table:table-cell>
          <table:covered-table-cell/>
          <table:table-cell table:style-name="Table2.H2" office:value-type="string">
            <text:p text:style-name="P8">Total Income for Campaign</text:p>
          </table:table-cell>
        </table:table-row>
      </table:table>
      <text:p text:style-name="P2"><text:span text:style-name="T4"><text:line-break/>etc.</text:span><text:span text:style-name="T3"><text:line-break/><text:line-break/>9.8.2 Clickers</text:span><text:span text:style-name="T4"><text:line-break/><text:line-break/>The Clickers Screen allows the User to examine detailed information about each unique clicker who followed the Campaign.<text:line-break/><text:line-break/>The Filters section for the “Clickers” tab, contains the following filters:<text:line-break/><text:line-break/>- a “Report Type” radio button group, containing two buttons labeled “Real-Time” and “Date Range”. The “Real-Time” button hides the datepickers and starts monitoring incoming campaign data real time, while “Date Range” allows the User to view historical data for a specified time frame. “Date Range” is the option selected by default.<text:line-break/>- a "Date From" and a "Date To" fields, powered by jQuery UI Datepicker, which allow the User to specify a timeframe for the Clickers report. These fields are only visible if “Date Range” is selected under “Report Type” - they are hidden otherwise<text:line-break/><text:line-break/>The stats section contains a table listing information about each unique visitor on a new row. Each row is subdivided into the following columns:<text:line-break/><text:tab/>- Subid – id of the click in the ATS database<text:line-break/> <text:s/><text:tab/>- Date – date and time the click was recorded by ATS<text:line-break/><text:tab/>- Screen Resolution<text:line-break/><text:tab/>- Connection Type (Cellular, Wi-Fi or Broadband, represented with an icon)<text:line-break/></text:span><text:soft-page-break/><text:span text:style-name="T4"><text:tab/>- Browser (represented with an icon)<text:line-break/><text:tab/>- Operating System (represented with an icon)<text:line-break/><text:tab/>- Device Type (represented with an icon)<text:line-break/><text:tab/>- Device Manufacturer (represented with an icon)<text:line-break/><text:tab/>- ISP / Carrier (represented with an icon)<text:line-break/><text:tab/>- IP Address<text:line-break/><text:tab/>- Country (represented with a flag icon)<text:line-break/><text:tab/>- Referer<text:line-break/><text:tab/>- Lead (represented with a Dollar icon if the Click converted to a Lead, or blank otherwise)<text:line-break/><text:line-break/>Each of the data types represented with icons display a default icon for data values that don't have a particular icon associated with them, and an unknown icon for data values, which could not be determined by ATS. Hovering over the icons displays a tooltip, listing the exact data value.<text:line-break/></text:span><text:span text:style-name="T15"><text:line-break/>9.9 Campaign Tracking<text:line-break/><text:line-break/></text:span><text:span text:style-name="T4">Campaign Tracking is the process of collecting statistical data for Campaigns in ATS. </text:span><text:span text:style-name="T15"><text:line-break/><text:line-break/></text:span><text:span text:style-name="T3">9.9.1 Tracking Clicks<text:line-break/><text:line-break/></text:span><text:span text:style-name="T4">Every campaign has its own unique primary Tracking URL. This URL contains the ID of the Campaign in its query string. The tracking URL looks like this:<text:line-break/><text:line-break/></text:span><text:a xlink:type="simple" xlink:href="http://www.example.com/track.php?cid=15"><text:span text:style-name="T4">http://www.example.com/c.php?id=15</text:span></text:a><text:span text:style-name="T4">, where 15 is the ID of the Campaign in ATS ('c' in 'c.php' stands for Campaign)</text:span></text:p>
      <text:p text:style-name="P2"><text:span text:style-name="T4"><text:line-break/>When a Clicker follows this URL, before getting redirected to the actual Offers and/or Landing Pages promoted by the Campaign, the system obtains the following information for the clicker:<text:line-break/><text:line-break/>- Date – what date and time did the click arrive into the system?<text:line-break/>- Campaign ID – which Campaign ID is this click related to? This parameter is present in the Tracking URL itself and let's ATS identify the exact campaign that the click has came from.<text:line-break/>- Browser – what browser is the User using? (based on User Agent information)<text:line-break/>- Operating System – what OS is the User using? (based on User Agent information)<text:line-break/>- Device Type – what device is the User using (Mobile, Tablet or Computer) (based on User Agent information)<text:line-break/>- Device Manufacturer – what is the device manufacturer (applicable for Mobile and Table devices) (based on User Agent information)<text:line-break/>- Connection Type – what is the connection type: Cellular, Wi-Fi or Broadband? ATS determines that by first analyzing the Device Type, and determining whether the Clicker is on a mobile device or not. If not – the connection is Broadband. If a mobile device or a tablet, ATS looks at the ISP / Carrier data and compares it against a list of International Mobile Carriers. A match means that the User is using the Carrier's mobile network (User is on Cellular Data connection). Otherwise Wi-Fi is being used.<text:line-break/>- IP Address – what is the IP address of the Clicker?<text:line-break/>- Country – which country is this IP address located at? (based on information provided from the MaxMind API - </text:span><text:a xlink:type="simple" xlink:href="http://maxmind.com/"><text:span text:style-name="T4">http://maxmind.com/</text:span></text:a><text:span text:style-name="T4">)<text:line-break/>- ISP / Carrier – which ISP/Carrier does this IP address belong to? (based on information provided from the MaxMind API - </text:span><text:a xlink:type="simple" xlink:href="http://maxmind.com/"><text:span text:style-name="T4">http://maxmind.com/</text:span></text:a><text:span text:style-name="T4">)<text:line-break/>- Referer – which URL was the User referred from?<text:line-break/><text:line-break/>For the User Agent analysis, ATS uses a hybrid User Agent detection class, combining the best </text:span><text:soft-page-break/><text:span text:style-name="T4">concepts from the following public-domain PHP classes:<text:line-break/><text:line-break/></text:span><text:a xlink:type="simple" xlink:href="http://code.google.com/p/php-mobile-detect/"><text:span text:style-name="T4">http://code.google.com/p/php-mobile-detect/</text:span></text:a><text:span text:style-name="T4"> - a light-weight PHP class for detecting mobile devices.<text:line-break/></text:span><text:a xlink:type="simple" xlink:href="https://github.com/lineshjose/php-browser-detection"><text:span text:style-name="T4">https://github.com/lineshjose/php-browser-detection</text:span></text:a><text:span text:style-name="T4"> – a simple PHP browser detection script<text:line-break/></text:span><text:a xlink:type="simple" xlink:href="https://github.com/GaretJax/phpbrowscap"><text:span text:style-name="T4">https://github.com/GaretJax/phpbrowscap</text:span></text:a><text:span text:style-name="T4"> – standalone replacement of PHP's native get_browser() function<text:line-break/></text:span><text:a xlink:type="simple" xlink:href="https://github.com/gavroche/php-browser"><text:span text:style-name="T4">https://github.com/gavroche/php-browser</text:span></text:a><text:span text:style-name="T4"> – PHP class for detecting the user's browser, operating system and language<text:line-break/><text:line-break/>...and the following public-accessible articles:<text:line-break/><text:line-break/></text:span><text:a xlink:type="simple" xlink:href="http://www.killersites.com/community/index.php?/topic/2562-php-to-detect-browser-and-operating-system/"><text:span text:style-name="T4">http://www.killersites.com/community/index.php?/topic/2562-php-to-detect-browser-and-operating-system/</text:span></text:a><text:span text:style-name="T4"><text:line-break/></text:span><text:a xlink:type="simple" xlink:href="http://www.2my4edge.com/2013/05/detect-operating-system-and-detect.html"><text:span text:style-name="T4">http://www.2my4edge.com/2013/05/detect-operating-system-and-detect.html</text:span></text:a><text:span text:style-name="T4"><text:line-break/></text:span><text:a xlink:type="simple" xlink:href="http://stackoverflow.com/questions/647969/detect-exact-os-version-from-browser"><text:span text:style-name="T4">http://stackoverflow.com/questions/647969/detect-exact-os-version-from-browser</text:span></text:a><text:span text:style-name="T4"><text:line-break/><text:line-break/>After obtaining all this information, the system takes all the data collected so far and inserts it into the database, thus creating a new Click record. Upon insertion, this Click record receives a unique Subid, which lets ATS identify the Click across different Offers and Landing Pages belonging to the same Campaign. The Subid is an unsigned integer that MySQL assigns automatically to the record, as the subid is a primary key with auto increment property of the database table storing information about clicks.<text:line-break/><text:line-break/>With this information inserted, ATS moves on and determines where the Clicker should be redirected to after the Click. This may be a Landing Page or an Offer. Depending on the Campaign Type the Landing Page may belong to a Path or a Level. The Offer on the other hand may belong to a Path or an Option. Since the Campaign Types are very different, ATS stores this information inside a separate routes table. The routes table records the source of the Click (the ID of Campaign, whose link it came from or the ID of the Landing Page, whose action button it came from) and its Destination (the Offer or Level-N page it was redirected to), and keeps track of the Click through its Subid. ATS also records the source type and destination type (whether it is landing page, path, level, offer or option)<text:line-break/><text:line-break/>Also, for each Path, Option, Level, Offer, and Landing Page, ATS has a separate stats table, where it stores the exact amount of clicks / visits this structural element has received so far in total.<text:line-break/><text:line-break/>Finally, the User is redirected to either a Landing Page or an Offer. If being redirected directly to an Offer, ATS is unable to detect the screen resolution for the User. However, if the Clicker is passing through a Landing Page, and assuming ATS JavaScript Tracking code has been placed on that Landing Page by its owner, the ATS tracking code activates and detects the screen resolution, then loads a tracking pixel, which informs ATS on the screen resolution for the Clicker corresponding to the given Subid. To prevent abuse, Screen Resolution information can be updated only once for a Subid – when Screen Resolution information is absent. If Screen Resolution information is already present for a Subid, the tracking pixel doesn't update anything.<text:line-break/><text:line-break/>URL to tracking pixel looks like: </text:span><text:a xlink:type="simple" xlink:href="http://www.example.com/d.php?id=1234&amp;res=800x600"><text:span text:style-name="T4">http://www.example.com/d.php?id=1234&amp;res=800x600</text:span></text:a><text:span text:style-name="T4"> ('d' in 'd.php' stands for Detect. Id contains the Subid value, while res contains the detected resolution) <text:line-break/><text:line-break/>Subids are passed to the Landing Page as a HTTP Header. The </text:span><text:a xlink:type="simple" xlink:href="http://www.example.com/c.php?id=15"><text:span text:style-name="T4">http://www.example.com/c.php?id=15</text:span></text:a><text:span text:style-name="T4"> script sets an HTTP Header for its Landing Page redirect, containing the subid, then special PHP code generated by ATS and placed on the Landing Page “listens” for that Header and inserts its </text:span><text:soft-page-break/><text:span text:style-name="T4">value into the JavaScript Tracking Code loader code.<text:line-break/></text:span><text:span text:style-name="T3"><text:line-break/>9.9.2 Tracking Clickthroughs<text:line-break/><text:line-break/></text:span><text:span text:style-name="T4">Clickthroughs occur, when a Clicker clicks an Action button on a Landing Page, which points to either an Offer, or another Landing Page (depending on the Campaign Type) The href of this button is a special Clickthrough URL provided by ATS upon Campaign creation, which looks like this:<text:line-break/><text:line-break/></text:span><text:a xlink:type="simple" xlink:href="http://www.example.com/a.php?id=1234"><text:span text:style-name="T4">http://www.example.com/a.php?id=1234</text:span></text:a><text:span text:style-name="T4"> (where 'a' stands for Action and id contains the Subid identifying the Clicker)<text:line-break/><text:line-break/>The subid is inserted dynamically, via a PHP snippet (provided by ATS) that the Landing Page owner is responsible for putting on his page. This snippet “listens” for the HTTP Header containing the subid of the User, and appends it to the URL upon identification.<text:line-break/><text:line-break/>Knowing the Subid of the Clicker, the script at </text:span><text:a xlink:type="simple" xlink:href="http://www.example.com/a.php?id=1234"><text:span text:style-name="T4">http://www.example.com/a.php?id=1234</text:span></text:a><text:span text:style-name="T4"> can identify exactly which Offer or Landing Page the Clicker should be redirected to after clicking the Action button.<text:line-break/><text:line-break/>For Mulitple Option Campaigns and Landing Page Sequence Campaigns, an additional parameter can be passed to the Action URL like this:<text:line-break/><text:line-break/></text:span><text:a xlink:type="simple" xlink:href="http://www.example.com/a.php?id=1234&amp;oid=1"><text:span text:style-name="T4">http://www.example.com/a.php?id=1234&amp;oid=1</text:span></text:a><text:span text:style-name="T4"><text:line-break/><text:line-break/>oid specfies the Offers from which Option to use, when redirecting the User.<text:line-break/><text:line-break/>For Landing Page Sequence Campaigns, if the oid parameter is ommited, the User will be redirected to the next Landing Page Level.<text:line-break/></text:span><text:span text:style-name="T3"><text:line-break/>9.9.3 Tracking Leads</text:span><text:span text:style-name="T15"><text:line-break/><text:line-break/></text:span><text:span text:style-name="T4">Leads are being tracked through Postback URLs. The Postback URLs look like this:<text:line-break/><text:line-break/></text:span><text:a xlink:type="simple" xlink:href="http://www.example.com/p.php?id=1234"><text:span text:style-name="T4">http://www.example.com/p.php?id=1234</text:span></text:a><text:span text:style-name="T4"> (where 'p' stands for Postback and Id contains the Subid identifying the Clicker)<text:line-break/><text:line-break/>Postback URLs are inserted on the Affiliate Network end for the given Offer. Whether a Clicker is sent to an Offer directly via a Campaign Tracking URL (</text:span><text:a xlink:type="simple" xlink:href="http://www.example.com/c.php?id=15"><text:span text:style-name="T4">http://www.example.com/c.php?id=15</text:span></text:a><text:span text:style-name="T4">) or via an Action button URL (</text:span><text:a xlink:type="simple" xlink:href="http://www.example.com/a.php?id=1234"><text:span text:style-name="T4">http://www.example.com/a.php?id=1234</text:span></text:a><text:span text:style-name="T4">), in the background his request always passes through a special Offer Redirect URL (</text:span><text:a xlink:type="simple" xlink:href="http://www.example.com/o.php"><text:span text:style-name="T4">http://www.example.com/o.php</text:span></text:a><text:span text:style-name="T4">) with a HTTP Header containing the Subid of the Clicker, and another HTTP Header containing the Offer ID. The Offer URL then takes these details, and queries the database for the Offer matching the Offer ID supplied in the HTTP Header in order to retrieve its Affiliate Network Offer URL, then replaces the subid token in the Affiliate Network Offer URL with the Subid passed in the HTTP Header. This way, if a conversion occurs, the Affiliate Network knows the subid of the Clicker, so when specifying a Postback URL in the Affiliate Network interface, the User can use the Affiliate Network's Subid token, in order to pass back the subid to ATS via </text:span><text:a xlink:type="simple" xlink:href="http://www.example.com/p.php?id=1234"><text:span text:style-name="T4">http://www.example.com/p.php?id=1234</text:span></text:a><text:span text:style-name="T4"><text:line-break/><text:line-break/>When </text:span><text:a xlink:type="simple" xlink:href="http://www.example.com/p.php?id=1234"><text:span text:style-name="T4">http://www.example.com/p.php?id=1234</text:span></text:a><text:span text:style-name="T4"> receives the request, it takes the subid, an marks the clicker as “converted” - meaning this clicker converted into a lead.</text:span><text:span text:style-name="T15"><text:line-break/><text:line-break/></text:span><text:soft-page-break/><text:span text:style-name="T15">9.10 Database Schema<text:line-break/></text:span><text:span text:style-name="T4"><text:line-break/>Due to the vast complexity of Campaigns, several database tables are necessary in order to implement its functionality.<text:line-break/><text:line-break/>A table called </text:span><text:span text:style-name="T3">ats_campaigns</text:span><text:span text:style-name="T4"> stores all Campaign definitions and related data. This table has the following structure:</text:span><text:span text:style-name="T3"><text:line-break/><text:line-break/></text:span><text:span text:style-name="T4">- </text:span><text:span text:style-name="T3">id</text:span><text:span text:style-name="T4"> int unsigned not null primary key auto_increment – serves as a primary key for the table and as a way to identify the different Campaigns</text:span></text:p>
      <text:p text:style-name="P6"><text:span text:style-name="T21">- </text:span>name <text:span text:style-name="T21">varchar(32) not null – stores the name of the Campaign<text:line-break/>- </text:span>campaign_type<text:span text:style-name="T21"> tinyint(1) unsigned not null – defines the type of the Campaign: Direct Link and Landing Page Campaign (1), Multiple Paths Campaign (2), Multiple Options Campaign (3), Landing Page Sequence Campaign (4) or Lead Capture Campaign (5)<text:line-break/>- </text:span>redirect_type<text:span text:style-name="T21"> tinyint(1) unsigned not null – defines the Redirect Type used with this Campaign. Can be: Direct Redirect (1), Meta Redirect (2) or Hybrid Redirect (3)<text:line-break/>- </text:span>cloaking<text:span text:style-name="T21"> tinyint(1) unsigned not null – whether Campaign Cloaking has been enabled (1) or disabled (0)<text:line-break/>- </text:span>status<text:span text:style-name="T21"> tinyint(1) unsigned not null – whether the Campaign is Active (1) or Inactive (0)<text:line-break/>- </text:span>campaign_data<text:span text:style-name="T21"> text not null – contains a JSON encoded Array of data specifying the Campaign Structure – which Structural Elements are used (options, paths, level etc.), which Offers and Landing Pages are promoted by the Campaign, what their Share % is etc.<text:line-break/>- </text:span>cloaking_data<text:span text:style-name="T21"> text not null – similar to campaign_date, contains a JSON encoded Array containing the Cloaking rules for this Campaign<text:line-break/>- </text:span>traffic_source_id <text:span text:style-name="T21">int unsigned not null – id of the Traffic Source associated with this Campaign<text:line-break/>- </text:span>campaign_group_id<text:span text:style-name="T21"> int unsigned not null – id of the Campaign Group this Campaign has been assigned to<text:line-break/>- </text:span>owner_id<text:span text:style-name="T21"> int unsigned not null – id of the Administrator that the Campaign belongs to</text:span></text:p>
      <text:p text:style-name="P7"><text:span text:style-name="T22">- </text:span><text:span text:style-name="T23">creator_id</text:span><text:span text:style-name="T22"> int unsigned not null – id of the User, who created this Campaign originally<text:line-break/>- </text:span><text:span text:style-name="T23">creation_dt</text:span><text:span text:style-name="T22"> datetime not null – when was the Campaign created?</text:span></text:p>
      <text:p text:style-name="P2"><text:span text:style-name="T4">- </text:span><text:span text:style-name="T3">modification_dt</text:span><text:span text:style-name="T4"> datetime not null – when was the Campaign last modified?<text:line-break/>- </text:span><text:span text:style-name="T3">hidden</text:span><text:span text:style-name="T4"> tinyint(1) unsigned not null – whether the Campaign has been deleted (1) or not (0). As we know all delete operations throughout ATS are non-destructive, meaning nothing actually gets DELETED from the database, so the hidden column identifies whether a Campaign has been marked as deleted or not.<text:line-break/><text:line-break/>A table called </text:span><text:span text:style-name="T3">ats_clicks</text:span><text:span text:style-name="T4"> stores all information about Campaign Clickers. This table has the following structure:<text:line-break/><text:line-break/>- </text:span><text:span text:style-name="T3">id</text:span><text:span text:style-name="T4"> int unsigned not null primary key auto_increment – serves as a primary key for the table and as a way to identify the different Clickers (also referred to as Subid throughout this document)<text:line-break/>- </text:span><text:span text:style-name="T3">dt</text:span><text:span text:style-name="T4"> datetime not null – exact date and time the Click arrived into the system <text:line-break/>- </text:span><text:span text:style-name="T3">campaign_id</text:span><text:span text:style-name="T4"> int unsigned not null – ID of the Campaign the Click is related to (as specified in the ats_campaigns table)<text:line-break/>- </text:span><text:span text:style-name="T3">browser</text:span><text:span text:style-name="T4"> – the name of the Browser that the Clicker is using<text:line-break/>- </text:span><text:span text:style-name="T3">os</text:span><text:span text:style-name="T4"> – the name of the Operation System that the Clicker is using<text:line-break/>- </text:span><text:span text:style-name="T3">device_type</text:span><text:span text:style-name="T4"> tinyint(1) unsigned not null – what type of device is the Clicker using: Mobile (1), Tablet (2) or Computer (3)<text:line-break/>- </text:span><text:span text:style-name="T3">device_manufacturer</text:span><text:span text:style-name="T4"> – name of the device manufacturer<text:line-break/>- </text:span><text:span text:style-name="T3">connection_type</text:span><text:span text:style-name="T4"> tinyint(1) unsigned not null – what Internet connection is the Clicker device utilizing: Cellular (1), Wi-Fi (2) or Broadband (3)<text:line-break/>- </text:span><text:span text:style-name="T3">screen_resolution</text:span><text:span text:style-name="T4"> varchar(9) not null – the Screen Resolution of the Clicker device<text:line-break/></text:span><text:soft-page-break/><text:span text:style-name="T4">- </text:span><text:span text:style-name="T3">ip</text:span><text:span text:style-name="T4"> varchar(15) not null – the IP Address of the Clicker<text:line-break/>- </text:span><text:span text:style-name="T3">country</text:span><text:span text:style-name="T4"> char(2) not null – 2-letter country code of the Country the IP belongs to<text:line-break/>- </text:span><text:span text:style-name="T3">carrier</text:span><text:span text:style-name="T4"> – name of the ISP / Carrier of this IP<text:line-break/>- </text:span><text:span text:style-name="T3">referer</text:span><text:span text:style-name="T4"> varchar(255) not null – URL that the Clicker was referred from<text:line-break/>- </text:span><text:span text:style-name="T3">converted</text:span><text:span text:style-name="T4"> tinyint(1) unsigned not null – whether the Click converted into a Lead/Sale (1) or not (0)<text:line-break/><text:line-break/>A table called </text:span><text:span text:style-name="T3">ats_leads</text:span><text:span text:style-name="T4"> stores detailed information about Campaign Leads. This table has the following structure:<text:line-break/><text:line-break/>- </text:span><text:span text:style-name="T3">id</text:span><text:span text:style-name="T4"> int unsigned not null primary key auto_increment – serves as a primary key for the table<text:line-break/>- </text:span><text:span text:style-name="T3">dt</text:span><text:span text:style-name="T4"> datetime not null – exact date and time the Conversion was recorded<text:line-break/>- </text:span><text:span text:style-name="T3">subid</text:span><text:span text:style-name="T4"> int unsigned not null – id of the Click as recorded into the ats_clicks table<text:line-break/>- </text:span><text:span text:style-name="T3">income</text:span><text:span text:style-name="T4"> decimal(5,2) not null – the amount of money that this click brought by converting to a lead<text:line-break/><text:line-break/>A table called </text:span><text:span text:style-name="T3">ats_visits</text:span><text:span text:style-name="T4"> stores information about the total amount visits each of the structural elements having a “Share %” option has been getting for a particular campaign. Such structural elements are: Landing Pages, Offers, Paths. Knowing the total visits for each element enables ATS to calculate the correct “Share %” for each element, and redirect clickers to the appropriate Offers, Landing Pages or paths. This table has the following structure:<text:line-break/><text:line-break/>- </text:span><text:span text:style-name="T3">id</text:span><text:span text:style-name="T4"> int unsigned not null primary key auto_increment – serves as a primary key for the table<text:line-break/>- </text:span><text:span text:style-name="T3">campaign_id</text:span><text:span text:style-name="T4"> int unsigned not null – ID of the Campaign this Structural Element is related to<text:line-break/>- </text:span><text:span text:style-name="T3">subgroup_id</text:span><text:span text:style-name="T4"> int unsigned not null – for Multiple Path Campaigns this column stores the ID of the Path that a Landing Page or an Offer belongs to. For Multiple Options Campaigns this is the ID of the Option that an Offer belongs to. For Landing Page Sequence Campaigns this is the ID of a Level (if a Landing Page is concerned) or the ID of an Option (if an Offer is concerned) For anything else this just defaults to 0 and is ignored.<text:line-break/>- </text:span><text:span text:style-name="T3">resource_type</text:span><text:span text:style-name="T4"> tinyint(1) unsigned not null – can be a Landing Page (1) or an Offer (2). For Multiple Path Campaigns, resource_type can be '0' as long as the subgroup_id is set to the ID of the Path. Such records are used for monitoring the total amount of visits a Path has gotten so far.<text:line-break/></text:span><text:span text:style-name="T3">- resource_id </text:span><text:span text:style-name="T4">int unsigned not null – actual ID of the given Landing Page or Offer (or 0 if resource_type is also 0)<text:line-break/>- </text:span><text:span text:style-name="T3">visits</text:span><text:span text:style-name="T4"> int unsigned not null – total amount of visits this Structural Element has gotten so far<text:line-break/><text:line-break/>A table called </text:span><text:span text:style-name="T3">ats_routes </text:span><text:span text:style-name="T4">stores detailed information about the entire route a clicker has passed from clicking the Camapign URL <text:s/>to reaching the final Affiliate Network Offer. This table has the following structure:<text:line-break/><text:line-break/>- </text:span><text:span text:style-name="T3">id</text:span><text:span text:style-name="T4"> int unsigned not null primary key auto_increment – serves as a primary key for the table<text:line-break/>- </text:span><text:span text:style-name="T3">subid</text:span><text:span text:style-name="T4"> int unsigned not null – ID of the Clicker<text:line-break/>- </text:span><text:span text:style-name="T3">campaign_id</text:span><text:span text:style-name="T4"> int unsigned not null – ID of the Campaign the Click is related to<text:line-break/>- </text:span><text:span text:style-name="T3">source_id</text:span><text:span text:style-name="T4"> int unsigned not null – ID of the Source<text:line-break/>- </text:span><text:span text:style-name="T3">source_type</text:span><text:span text:style-name="T4"> tinyint(1) unsigned not null – may be: Campaign (1), Level (2), Path (3), Landing Page (4), Option (5)<text:line-break/>- </text:span><text:span text:style-name="T3">destination_id</text:span><text:span text:style-name="T4"> int unsigned not null – ID of the Destination<text:line-break/>- </text:span><text:span text:style-name="T3">destination_type</text:span><text:span text:style-name="T4"> tinyint(1) unsigned not null – may be: Level (1) , Path (2), Landing Page (3) , Option(4), Offer (5)</text:span><text:span text:style-name="T3"><text:line-break/></text:span><text:span text:style-name="T15"><text:line-break/></text:span>10. Reports<text:span text:style-name="T15"><text:line-break/></text:span><text:span text:style-name="T4"><text:line-break/></text:span><text:soft-page-break/><text:span text:style-name="T4">The Reports Screen is an exact duplicate of the Campaign Stats with a few minor differences:<text:line-break/><text:line-break/>- Reports are accessed from an entirely separate section in the menu<text:line-break/>- In the Filters section of both the “Overview” and “Clickers” tabs, there is an additional dropdown labeled “Campaigns”, which allows the User to select, which Campaign he would want to generate an Overview or Clickers report for.<text:line-break/><text:line-break/>In all other terms Reports are an exact duplicate of Campaign Stats.<text:line-break/></text:span><text:span text:style-name="T15"><text:line-break/></text:span>11. Implementation Overview<text:span text:style-name="T15"><text:line-break/><text:line-break/>11.1 Web Interface<text:line-break/>11.2 Code Structure<text:line-break/><text:line-break/>MENU <text:line-break/><text:line-break/>MVC<text:line-break/>configuration file<text:line-break/>helpers</text:span></text:p>
      <text:p text:style-name="P1"><text:span text:style-name="T17"><text:line-break/>- FORM model (stores references of what input fields the FORM contains; two methods: render() -&gt; outputs HTML representation of the FORM; validate() -&gt; validates the FORM)<text:line-break/></text:span><text:span text:style-name="T20"><text:line-break/>12. Licensing<text:line-break/><text:line-break/></text:span><text:span text:style-name="T17">12.1 License Keys<text:line-break/><text:line-break/></text:span><text:span text:style-name="T7">An ATS installation only works with a valid license key. License keys are valid for a limited period of time. Upon expiration<text:line-break/><text:line-break/></text:span><text:span text:style-name="T17"><text:line-break/><text:line-break/>12.2 Code Encryption &amp; Obfuscation<text:line-break/><text:line-break/></text:span><text:span text:style-name="T7">To prevent distribution and reverse-engineering which may intend to bypass the ATS licensing mechanism, the final source code of the product is obfuscated with PHP Protect (</text:span><text:a xlink:type="simple" xlink:href="http://www.phpprotect.info/"><text:span text:style-name="T3">http://www.phpprotect.info/</text:span></text:a><text:span text:style-name="T7">) and encrypted with the ionCube PHP Encoder (</text:span><text:a xlink:type="simple" xlink:href="http://www.ioncube.com/"><text:span text:style-name="T3">http://www.ioncube.com</text:span></text:a><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1H22M17S</meta:editing-duration>
    <meta:editing-cycles>132</meta:editing-cycles>
    <meta:generator>OpenOffice.org/3.4.1$Win32 OpenOffice.org_project/341m1$Build-9593</meta:generator>
    <dc:date>2013-08-21T16:30:28.16</dc:date>
    <meta:document-statistic meta:table-count="2" meta:image-count="0" meta:object-count="0" meta:page-count="40" meta:paragraph-count="272" meta:word-count="17950" meta:character-count="108874"/>
    <meta:user-defined meta:name="Info 1"/>
    <meta:user-defined meta:name="Info 2"/>
    <meta:user-defined meta:name="Info 3"/>
    <meta:user-defined meta:name="Info 4"/>
  </office:meta>
</office:document-meta>
</file>